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EB0000003E12DC92DCBBA3B3B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13.654cm" fo:margin-left="1.916cm" fo:margin-right="2.02cm" table:align="margins" fo:background-color="transparent">
        <style:background-image/>
      </style:table-properties>
    </style:style>
    <style:style style:name="Table5.A" style:family="table-column">
      <style:table-column-properties style:column-width="4.286cm" style:rel-column-width="20572*"/>
    </style:style>
    <style:style style:name="Table5.B" style:family="table-column">
      <style:table-column-properties style:column-width="9.368cm" style:rel-column-width="44963*"/>
    </style:style>
    <style:style style:name="Table5.1" style:family="table-row">
      <style:table-row-properties fo:background-color="transparent">
        <style:background-image/>
      </style:table-row-propertie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162cm"/>
    </style:style>
    <style:style style:name="Table5.5" style:family="table-row">
      <style:table-row-properties style:min-row-height="0.243cm"/>
    </style:style>
    <style:style style:name="Table6" style:family="table">
      <style:table-properties style:width="17.791cm" table:align="margins"/>
    </style:style>
    <style:style style:name="Table6.A" style:family="table-column">
      <style:table-column-properties style:column-width="1.746cm" style:rel-column-width="6432*"/>
    </style:style>
    <style:style style:name="Table6.B" style:family="table-column">
      <style:table-column-properties style:column-width="3.334cm" style:rel-column-width="12280*"/>
    </style:style>
    <style:style style:name="Table6.C" style:family="table-column">
      <style:table-column-properties style:column-width="3.493cm" style:rel-column-width="12865*"/>
    </style:style>
    <style:style style:name="Table6.D" style:family="table-column">
      <style:table-column-properties style:column-width="9.218cm" style:rel-column-width="3395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791cm" table:align="left"/>
    </style:style>
    <style:style style:name="Table7.A" style:family="table-column">
      <style:table-column-properties style:column-width="4.225cm"/>
    </style:style>
    <style:style style:name="Table7.B" style:family="table-column">
      <style:table-column-properties style:column-width="13.566cm"/>
    </style:style>
    <style:style style:name="Table7.A1" style:family="table-cell">
      <style:table-cell-properties style:vertical-align="middle" fo:padding="0.049cm" fo:border="none"/>
    </style:style>
    <style:style style:name="Table8" style:family="table">
      <style:table-properties style:width="17.791cm" table:align="left"/>
    </style:style>
    <style:style style:name="Table8.A" style:family="table-column">
      <style:table-column-properties style:column-width="2.692cm"/>
    </style:style>
    <style:style style:name="Table8.B" style:family="table-column">
      <style:table-column-properties style:column-width="15.099cm"/>
    </style:style>
    <style:style style:name="Table8.A1" style:family="table-cell">
      <style:table-cell-properties style:vertical-align="middle" fo:padding="0.049cm" fo:border="none"/>
    </style:style>
    <style:style style:name="Table9" style:family="table">
      <style:table-properties style:width="17.791cm" table:align="left"/>
    </style:style>
    <style:style style:name="Table9.A" style:family="table-column">
      <style:table-column-properties style:column-width="3.552cm"/>
    </style:style>
    <style:style style:name="Table9.B" style:family="table-column">
      <style:table-column-properties style:column-width="14.238cm"/>
    </style:style>
    <style:style style:name="Table9.A1" style:family="table-cell">
      <style:table-cell-properties style:vertical-align="middle" fo:padding="0.049cm" fo:border="none"/>
    </style:style>
    <style:style style:name="Table10" style:family="table">
      <style:table-properties style:width="17.791cm" table:align="left"/>
    </style:style>
    <style:style style:name="Table10.A" style:family="table-column">
      <style:table-column-properties style:column-width="4.406cm"/>
    </style:style>
    <style:style style:name="Table10.B" style:family="table-column">
      <style:table-column-properties style:column-width="13.384cm"/>
    </style:style>
    <style:style style:name="Table10.A1" style:family="table-cell">
      <style:table-cell-properties style:vertical-align="middle" fo:padding="0.049cm" fo:border="none"/>
    </style:style>
    <style:style style:name="Table11" style:family="table">
      <style:table-properties style:width="17.791cm" table:align="left"/>
    </style:style>
    <style:style style:name="Table11.A" style:family="table-column">
      <style:table-column-properties style:column-width="5.36cm"/>
    </style:style>
    <style:style style:name="Table11.B" style:family="table-column">
      <style:table-column-properties style:column-width="12.43cm"/>
    </style:style>
    <style:style style:name="Table11.A1" style:family="table-cell">
      <style:table-cell-properties style:vertical-align="middle" fo:padding="0.049cm" fo:border="none"/>
    </style:style>
    <style:style style:name="P1" style:family="paragraph" style:parent-style-name="Table_20_Contents">
      <style:paragraph-properties fo:line-height="90%"/>
      <style:text-properties style:font-name="Calibri1" fo:font-size="10pt"/>
    </style:style>
    <style:style style:name="P2" style:family="paragraph" style:parent-style-name="Table_20_Contents">
      <style:paragraph-properties fo:line-height="90%" fo:text-align="center" style:justify-single-word="false"/>
      <style:text-properties style:font-name="Calibri1" fo:font-size="10pt" officeooo:paragraph-rsid="0012d413"/>
    </style:style>
    <style:style style:name="P3" style:family="paragraph" style:parent-style-name="Table_20_Contents">
      <style:paragraph-properties fo:line-height="90%"/>
      <style:text-properties style:font-name="Calibri1" fo:font-size="10pt" officeooo:paragraph-rsid="000ffe35"/>
    </style:style>
    <style:style style:name="P4"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P5"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P6"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P7" style:family="paragraph" style:parent-style-name="Table_20_Contents">
      <style:text-properties style:font-name="Calibri1" fo:font-size="10pt" officeooo:rsid="000af295" officeooo:paragraph-rsid="0012d413" style:font-size-asian="10pt" style:font-size-complex="10pt"/>
    </style:style>
    <style:style style:name="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P9" style:family="paragraph" style:parent-style-name="Table_20_Contents">
      <style:paragraph-properties fo:text-align="center" style:justify-single-word="false"/>
      <style:text-properties style:font-name="Calibri1" fo:font-size="10pt" style:font-size-asian="10pt" style:font-size-complex="10pt"/>
    </style:style>
    <style:style style:name="P10"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17bd6" officeooo:paragraph-rsid="00117bd6"/>
    </style:style>
    <style:style style:name="P13" style:family="paragraph" style:parent-style-name="Table_20_Contents">
      <style:paragraph-properties fo:text-align="justify" style:justify-single-word="false"/>
      <style:text-properties style:font-name="Calibri" officeooo:rsid="0012d413" officeooo:paragraph-rsid="0012d413"/>
    </style:style>
    <style:style style:name="P14" style:family="paragraph" style:parent-style-name="Table_20_Contents">
      <style:paragraph-properties fo:text-align="justify" style:justify-single-word="false"/>
      <style:text-properties officeooo:rsid="00164b83" officeooo:paragraph-rsid="00164b83"/>
    </style:style>
    <style:style style:name="P15" style:family="paragraph" style:parent-style-name="Table_20_Contents">
      <style:paragraph-properties fo:text-align="start" style:justify-single-word="false"/>
      <style:text-properties fo:font-weight="bold" officeooo:rsid="00164b83" officeooo:paragraph-rsid="00164b83" style:font-weight-asian="bold" style:font-weight-complex="bold"/>
    </style:style>
    <style:style style:name="P16" style:family="paragraph" style:parent-style-name="Header">
      <style:text-properties fo:font-size="2pt" style:font-size-asian="1.75pt" style:font-size-complex="2pt"/>
    </style:style>
    <style:style style:name="P17" style:family="paragraph" style:parent-style-name="Footer">
      <style:text-properties fo:font-size="2pt" style:font-size-asian="1.75pt" style:font-size-complex="2pt"/>
    </style:style>
    <style:style style:name="P18" style:family="paragraph" style:parent-style-name="Standard">
      <style:text-properties fo:font-size="2pt" officeooo:paragraph-rsid="000ffe35" style:font-size-asian="1.75pt" style:font-size-complex="2pt"/>
    </style:style>
    <style:style style:name="P19" style:family="paragraph" style:parent-style-name="Standard">
      <style:text-properties fo:font-size="6pt"/>
    </style:style>
    <style:style style:name="P20" style:family="paragraph" style:parent-style-name="Text_20_body">
      <style:text-properties officeooo:rsid="000e5a9e" officeooo:paragraph-rsid="000e5a9e"/>
    </style:style>
    <style:style style:name="P21" style:family="paragraph" style:parent-style-name="Text_20_body">
      <style:paragraph-properties fo:text-align="center" style:justify-single-word="false"/>
      <style:text-properties officeooo:rsid="000e5a9e" officeooo:paragraph-rsid="000e5a9e"/>
    </style:style>
    <style:style style:name="P22" style:family="paragraph" style:parent-style-name="Text_20_body">
      <style:text-properties officeooo:rsid="000ffe35" officeooo:paragraph-rsid="000ffe35"/>
    </style:style>
    <style:style style:name="P23" style:family="paragraph" style:parent-style-name="Text_20_body">
      <style:text-properties officeooo:rsid="0014cadf" officeooo:paragraph-rsid="000ffe35"/>
    </style:style>
    <style:style style:name="P24" style:family="paragraph" style:parent-style-name="Text_20_body">
      <style:text-properties officeooo:paragraph-rsid="000e5a9e"/>
    </style:style>
    <style:style style:name="P25" style:family="paragraph" style:parent-style-name="Text_20_body">
      <style:text-properties officeooo:paragraph-rsid="00266533"/>
    </style:style>
    <style:style style:name="P26" style:family="paragraph" style:parent-style-name="Text_20_body">
      <style:text-properties officeooo:paragraph-rsid="00286d0a"/>
    </style:style>
    <style:style style:name="P27" style:family="paragraph" style:parent-style-name="Text_20_body">
      <style:text-properties style:font-name="Arial" fo:font-size="11pt" officeooo:rsid="0028ceac" officeooo:paragraph-rsid="0028ceac"/>
    </style:style>
    <style:style style:name="P28" style:family="paragraph" style:parent-style-name="Contents_20_1">
      <style:paragraph-properties>
        <style:tab-stops>
          <style:tab-stop style:position="17.791cm" style:type="right" style:leader-style="dotted" style:leader-text="."/>
        </style:tab-stops>
      </style:paragraph-properties>
    </style:style>
    <style:style style:name="P29" style:family="paragraph" style:parent-style-name="Contents_20_2">
      <style:paragraph-properties>
        <style:tab-stops>
          <style:tab-stop style:position="17.291cm" style:type="right" style:leader-style="dotted" style:leader-text="."/>
        </style:tab-stops>
      </style:paragraph-properties>
    </style:style>
    <style:style style:name="P30" style:family="paragraph" style:parent-style-name="Contents_20_3">
      <style:paragraph-properties>
        <style:tab-stops>
          <style:tab-stop style:position="16.792cm" style:type="right" style:leader-style="dotted" style:leader-text="."/>
        </style:tab-stops>
      </style:paragraph-properties>
    </style:style>
    <style:style style:name="P31" style:family="paragraph" style:parent-style-name="Contents_20_4">
      <style:paragraph-properties>
        <style:tab-stops>
          <style:tab-stop style:position="16.29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able_20_Contents">
      <style:paragraph-properties fo:margin-left="0cm" fo:margin-right="0cm" fo:margin-top="0cm" fo:margin-bottom="0cm" style:contextual-spacing="false" fo:text-align="justify" style:justify-single-word="false" fo:text-indent="0cm" style:auto-text-indent="false"/>
      <style:text-properties style:font-name="Calibri" officeooo:rsid="00117bd6" officeooo:paragraph-rsid="00117bd6"/>
    </style:style>
    <style:style style:name="P3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Calibri" officeooo:rsid="00117bd6" officeooo:paragraph-rsid="0012cf16"/>
    </style:style>
    <style:style style:name="P35" style:family="paragraph" style:parent-style-name="Title">
      <style:text-properties fo:font-size="20pt" style:font-size-asian="28pt" style:font-size-complex="28pt"/>
    </style:style>
    <style:style style:name="P36" style:family="paragraph" style:parent-style-name="Title">
      <style:text-properties officeooo:rsid="0036b81c" officeooo:paragraph-rsid="0036b81c"/>
    </style:style>
    <style:style style:name="P37" style:family="paragraph" style:parent-style-name="Contents_20_1">
      <style:paragraph-properties>
        <style:tab-stops>
          <style:tab-stop style:position="17.791cm" style:type="right" style:leader-style="dotted" style:leader-text="."/>
        </style:tab-stops>
      </style:paragraph-properties>
    </style:style>
    <style:style style:name="P38" style:family="paragraph" style:parent-style-name="Contents_20_2">
      <style:paragraph-properties>
        <style:tab-stops>
          <style:tab-stop style:position="17.291cm" style:type="right" style:leader-style="dotted" style:leader-text="."/>
        </style:tab-stops>
      </style:paragraph-properties>
    </style:style>
    <style:style style:name="P39" style:family="paragraph" style:parent-style-name="Contents_20_3">
      <style:paragraph-properties>
        <style:tab-stops>
          <style:tab-stop style:position="16.792cm" style:type="right" style:leader-style="dotted" style:leader-text="."/>
        </style:tab-stops>
      </style:paragraph-properties>
    </style:style>
    <style:style style:name="P40" style:family="paragraph" style:parent-style-name="Contents_20_4">
      <style:paragraph-properties>
        <style:tab-stops>
          <style:tab-stop style:position="16.293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text-properties officeooo:rsid="002dd7c6" officeooo:paragraph-rsid="002dd7c6"/>
    </style:style>
    <style:style style:name="P43" style:family="paragraph" style:parent-style-name="Heading_20_1">
      <style:text-properties officeooo:paragraph-rsid="002f4587"/>
    </style:style>
    <style:style style:name="P44" style:family="paragraph" style:parent-style-name="Heading_20_2">
      <style:text-properties style:font-name="Liberation Sans" fo:font-size="16.1000003814697pt" fo:font-weight="bold" officeooo:rsid="003124df" officeooo:paragraph-rsid="003124df" style:font-name-asian="Microsoft YaHei" style:font-size-asian="16.1000003814697pt" style:font-weight-asian="bold" style:font-name-complex="Lucida Sans" style:font-size-complex="16.1000003814697pt" style:font-weight-complex="bold"/>
    </style:style>
    <style:style style:name="P45" style:family="paragraph" style:parent-style-name="Heading_20_2">
      <style:text-properties officeooo:rsid="003124df" officeooo:paragraph-rsid="003124df"/>
    </style:style>
    <style:style style:name="P46" style:family="paragraph" style:parent-style-name="Heading_20_2">
      <style:text-properties officeooo:rsid="002dd7c6" officeooo:paragraph-rsid="002dd7c6"/>
    </style:style>
    <style:style style:name="P47" style:family="paragraph" style:parent-style-name="Heading_20_2">
      <style:text-properties officeooo:rsid="002dd7c6" officeooo:paragraph-rsid="003124df"/>
    </style:style>
    <style:style style:name="P48" style:family="paragraph" style:parent-style-name="Heading_20_2">
      <style:text-properties officeooo:rsid="002f4587" officeooo:paragraph-rsid="002f4587"/>
    </style:style>
    <style:style style:name="P49" style:family="paragraph" style:parent-style-name="Heading_20_2">
      <style:text-properties officeooo:rsid="000e5a9e" officeooo:paragraph-rsid="000e5a9e"/>
    </style:style>
    <style:style style:name="P50" style:family="paragraph" style:parent-style-name="Heading_20_3">
      <style:text-properties officeooo:paragraph-rsid="003124df"/>
    </style:style>
    <style:style style:name="P51" style:family="paragraph" style:parent-style-name="Heading_20_3">
      <style:text-properties officeooo:rsid="003124df" officeooo:paragraph-rsid="003124df"/>
    </style:style>
    <style:style style:name="P52" style:family="paragraph" style:parent-style-name="Heading_20_3">
      <style:text-properties officeooo:rsid="00325535" officeooo:paragraph-rsid="00325535"/>
    </style:style>
    <style:style style:name="P53" style:family="paragraph" style:parent-style-name="Preformatted_20_Text" style:list-style-name="L15"/>
    <style:style style:name="P54" style:family="paragraph" style:parent-style-name="Preformatted_20_Text">
      <loext:graphic-properties draw:fill="solid" draw:fill-color="#eeeeee" draw:opacity="100%"/>
      <style:paragraph-properties fo:background-color="#eeeeee"/>
    </style:style>
    <style:style style:name="P55" style:family="paragraph" style:parent-style-name="Preformatted_20_Text" style:list-style-name="L30">
      <loext:graphic-properties draw:fill="solid" draw:fill-color="#eeeeee" draw:opacity="100%"/>
      <style:paragraph-properties fo:background-color="#eeeeee"/>
    </style:style>
    <style:style style:name="P56" style:family="paragraph" style:parent-style-name="Preformatted_20_Text">
      <style:paragraph-properties fo:margin-top="0cm" fo:margin-bottom="0.499cm" style:contextual-spacing="false"/>
    </style:style>
    <style:style style:name="P57" style:family="paragraph" style:parent-style-name="Preformatted_20_Text" style:list-style-name="L15">
      <style:paragraph-properties fo:margin-top="0cm" fo:margin-bottom="0.499cm" style:contextual-spacing="false"/>
    </style:style>
    <style:style style:name="P58" style:family="paragraph" style:parent-style-name="Preformatted_20_Text">
      <loext:graphic-properties draw:fill="solid" draw:fill-color="#eeeeee" draw:opacity="100%"/>
      <style:paragraph-properties fo:margin-top="0cm" fo:margin-bottom="0.499cm" style:contextual-spacing="false" fo:background-color="#eeeeee"/>
    </style:style>
    <style:style style:name="P59" style:family="paragraph" style:parent-style-name="Preformatted_20_Text" style:list-style-name="L30">
      <loext:graphic-properties draw:fill="solid" draw:fill-color="#eeeeee" draw:opacity="100%"/>
      <style:paragraph-properties fo:margin-top="0cm" fo:margin-bottom="0.499cm" style:contextual-spacing="false" fo:background-color="#eeeeee"/>
    </style:style>
    <style:style style:name="P60" style:family="paragraph" style:parent-style-name="Standard" style:master-page-name="First_20_Page">
      <style:paragraph-properties style:page-number="auto"/>
    </style:style>
    <style:style style:name="P61" style:family="paragraph" style:parent-style-name="Table_20_Contents">
      <style:paragraph-properties fo:text-align="justify" style:justify-single-word="false"/>
      <style:text-properties officeooo:paragraph-rsid="00164b83"/>
    </style:style>
    <style:style style:name="P62" style:family="paragraph" style:parent-style-name="Table_20_Contents">
      <style:paragraph-properties fo:text-align="start" style:justify-single-word="false"/>
      <style:text-properties style:font-name="Calibri" officeooo:rsid="0039b4ab" officeooo:paragraph-rsid="0039b4ab"/>
    </style:style>
    <style:style style:name="P63" style:family="paragraph" style:parent-style-name="Table_20_Contents">
      <style:paragraph-properties fo:text-align="justify" style:justify-single-word="false"/>
      <style:text-properties style:font-name="Calibri" officeooo:rsid="0039b4ab" officeooo:paragraph-rsid="0039b4ab"/>
    </style:style>
    <style:style style:name="P64" style:family="paragraph" style:parent-style-name="Table_20_Contents">
      <style:text-properties fo:font-size="2pt" style:font-size-asian="2pt" style:font-size-complex="2pt"/>
    </style:style>
    <style:style style:name="P65" style:family="paragraph" style:parent-style-name="Text_20_body" style:list-style-name="L1">
      <style:text-properties officeooo:paragraph-rsid="00275158"/>
    </style:style>
    <style:style style:name="P66" style:family="paragraph" style:parent-style-name="Text_20_body" style:list-style-name="L1">
      <style:text-properties officeooo:rsid="002b113e" officeooo:paragraph-rsid="002b113e"/>
    </style:style>
    <style:style style:name="P67" style:family="paragraph" style:parent-style-name="Text_20_body" style:list-style-name="L2">
      <style:text-properties officeooo:rsid="001ec5e6" officeooo:paragraph-rsid="001ec5e6"/>
    </style:style>
    <style:style style:name="P68" style:family="paragraph" style:parent-style-name="Text_20_body">
      <style:text-properties officeooo:rsid="000e5a9e" officeooo:paragraph-rsid="000e5a9e"/>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2"/>
    <style:style style:name="P99" style:family="paragraph" style:parent-style-name="Text_20_body" style:list-style-name="L33"/>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8"/>
    <style:style style:name="P105" style:family="paragraph" style:parent-style-name="Text_20_body" style:list-style-name="L39"/>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master-page-name="Standard">
      <style:paragraph-properties style:page-number="auto"/>
      <style:text-properties officeooo:rsid="000e5a9e" officeooo:paragraph-rsid="000e5a9e"/>
    </style:style>
    <style:style style:name="P115" style:family="paragraph" style:parent-style-name="Text_20_body" style:list-style-name="L37">
      <style:paragraph-properties fo:margin-top="0cm" fo:margin-bottom="0cm" style:contextual-spacing="false"/>
    </style:style>
    <style:style style:name="T1" style:family="text">
      <style:text-properties fo:font-weight="bold" officeooo:rsid="000af295" style:font-weight-asian="bold" style:font-weight-complex="bold"/>
    </style:style>
    <style:style style:name="T2" style:family="text">
      <style:text-properties officeooo:rsid="000ca158"/>
    </style:style>
    <style:style style:name="T3" style:family="text">
      <style:text-properties officeooo:rsid="0012d413"/>
    </style:style>
    <style:style style:name="T4" style:family="text">
      <style:text-properties style:font-name="Calibri" officeooo:rsid="00117bd6"/>
    </style:style>
    <style:style style:name="T5" style:family="text">
      <style:text-properties style:font-name="Calibri" officeooo:rsid="0012d413"/>
    </style:style>
    <style:style style:name="T6" style:family="text">
      <style:text-properties style:font-name="Calibri" officeooo:rsid="0039b4ab"/>
    </style:style>
    <style:style style:name="T7" style:family="text">
      <style:text-properties style:font-name="Liberation Sans" fo:font-size="16.7999992370605pt" fo:font-weight="bold" officeooo:rsid="002557af" style:font-name-asian="Microsoft YaHei" style:font-size-asian="18.2000007629395pt" style:font-weight-asian="bold" style:font-name-complex="Lucida Sans" style:font-size-complex="18.2000007629395pt" style:font-weight-complex="bold"/>
    </style:style>
    <style:style style:name="T8" style:family="text">
      <style:text-properties style:font-name="Liberation Sans" fo:font-size="16.7999992370605pt" fo:font-weight="bold" officeooo:rsid="00271da1" style:font-name-asian="Microsoft YaHei" style:font-size-asian="18.2000007629395pt" style:font-weight-asian="bold" style:font-name-complex="Lucida Sans" style:font-size-complex="18.2000007629395pt" style:font-weight-complex="bold"/>
    </style:style>
    <style:style style:name="T9" style:family="text">
      <style:text-properties style:font-name="Liberation Sans" fo:font-size="16.7999992370605pt" fo:font-weight="bold" officeooo:rsid="002f4587" style:font-name-asian="Microsoft YaHei" style:font-size-asian="18.2000007629395pt" style:font-weight-asian="bold" style:font-name-complex="Lucida Sans" style:font-size-complex="18.2000007629395pt" style:font-weight-complex="bold"/>
    </style:style>
    <style:style style:name="T10" style:family="text">
      <style:text-properties style:font-name="Liberation Sans" fo:font-size="14.1000003814697pt" fo:font-weight="bold" officeooo:rsid="003124df" style:font-name-asian="Microsoft YaHei" style:font-size-asian="14.1000003814697pt" style:font-weight-asian="bold" style:font-name-complex="Lucida Sans" style:font-size-complex="14.1000003814697pt" style:font-weight-complex="bold"/>
    </style:style>
    <style:style style:name="T11" style:family="text">
      <style:text-properties style:font-name="Liberation Sans" fo:font-size="28pt" fo:font-weight="bold" officeooo:rsid="0038f972" style:font-name-asian="Microsoft YaHei" style:font-size-asian="28pt" style:font-weight-asian="bold" style:font-name-complex="Lucida Sans" style:font-size-complex="28pt" style:font-weight-complex="bold"/>
    </style:style>
    <style:style style:name="T12" style:family="text">
      <style:text-properties officeooo:rsid="002557af"/>
    </style:style>
    <style:style style:name="T13" style:family="text">
      <style:text-properties officeooo:rsid="000e5a9e"/>
    </style:style>
    <style:style style:name="T14" style:family="text">
      <style:text-properties style:font-name="Arial" fo:font-size="11pt"/>
    </style:style>
    <style:style style:name="T15" style:family="text">
      <style:text-properties style:font-name="Arial" fo:font-size="11pt" officeooo:rsid="002557af"/>
    </style:style>
    <style:style style:name="T16" style:family="text">
      <style:text-properties style:font-name="Arial" fo:font-size="11pt" officeooo:rsid="00266533"/>
    </style:style>
    <style:style style:name="T17" style:family="text">
      <style:text-properties style:font-name="Arial" fo:font-size="11pt" officeooo:rsid="00266872"/>
    </style:style>
    <style:style style:name="T18" style:family="text">
      <style:text-properties style:font-name="Arial" fo:font-size="11pt" officeooo:rsid="00271da1"/>
    </style:style>
    <style:style style:name="T19" style:family="text">
      <style:text-properties style:font-name="Arial" fo:font-size="11pt" officeooo:rsid="00275158"/>
    </style:style>
    <style:style style:name="T20" style:family="text">
      <style:text-properties style:font-name="Arial" fo:font-size="11pt" fo:font-weight="bold" style:font-weight-asian="bold" style:font-weight-complex="bold"/>
    </style:style>
    <style:style style:name="T21" style:family="text">
      <style:text-properties style:font-name="Arial" fo:font-size="11pt" fo:font-weight="bold" officeooo:rsid="00266533" style:font-weight-asian="bold" style:font-weight-complex="bold"/>
    </style:style>
    <style:style style:name="T22" style:family="text">
      <style:text-properties style:font-name="Arial" fo:font-size="11pt" fo:font-weight="bold" officeooo:rsid="00266872" style:font-weight-asian="bold" style:font-weight-complex="bold"/>
    </style:style>
    <style:style style:name="T23" style:family="text">
      <style:text-properties style:font-name="Arial" fo:font-size="11pt" fo:font-weight="bold" officeooo:rsid="0029c167" style:font-weight-asian="bold" style:font-weight-complex="bold"/>
    </style:style>
    <style:style style:name="T24" style:family="text">
      <style:text-properties style:font-name="Arial" fo:font-size="11pt" officeooo:rsid="0027b3bf"/>
    </style:style>
    <style:style style:name="T25" style:family="text">
      <style:text-properties style:font-name="Arial" fo:font-size="11pt" officeooo:rsid="00286d0a"/>
    </style:style>
    <style:style style:name="T26" style:family="text">
      <style:text-properties style:font-name="Arial" fo:font-size="11pt" officeooo:rsid="0028ceac"/>
    </style:style>
    <style:style style:name="T27" style:family="text">
      <style:text-properties style:font-name="Arial" fo:font-size="11pt" officeooo:rsid="0029c167"/>
    </style:style>
    <style:style style:name="T28" style:family="text">
      <style:text-properties style:font-name="Arial" fo:font-size="11pt" officeooo:rsid="002dd7c6"/>
    </style:style>
    <style:style style:name="T29" style:family="text">
      <style:text-properties officeooo:rsid="00271da1"/>
    </style:style>
    <style:style style:name="T30" style:family="text">
      <style:text-properties officeooo:rsid="00286d0a"/>
    </style:style>
    <style:style style:name="T31" style:family="text">
      <style:text-properties officeooo:rsid="002f4587"/>
    </style:style>
    <style:style style:name="T32" style:family="text">
      <style:text-properties officeooo:rsid="003124df"/>
    </style:style>
    <style:style style:name="T33" style:family="text">
      <style:text-properties officeooo:rsid="0037a5ce"/>
    </style:style>
    <style:style style:name="T34" style:family="text">
      <style:text-properties officeooo:rsid="0038f972"/>
    </style:style>
    <style:style style:name="T35" style:family="text">
      <style:text-properties officeooo:rsid="0039b4ab"/>
    </style:style>
    <style:style style:name="T36" style:family="text">
      <style:text-properties officeooo:rsid="00164b83"/>
    </style:style>
    <style:style style:name="T37" style:family="text">
      <style:text-properties officeooo:rsid="003aaa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508cm" fo:margin-left="0.7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508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78cm" fo:text-indent="-0.508cm" fo:margin-left="1.7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86cm" fo:text-indent="-0.508cm" fo:margin-left="2.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94cm" fo:text-indent="-0.508cm" fo:margin-left="2.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02cm" fo:text-indent="-0.508cm" fo:margin-left="3.3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508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318cm" fo:text-indent="-0.508cm" fo:margin-left="4.3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26cm" fo:text-indent="-0.508cm" fo:margin-left="4.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34cm" fo:text-indent="-0.508cm" fo:margin-left="5.3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 office:value-type="string" office:string-value="Carlos Calvillo" text:name="DocAuthor"/>
        <text:user-field-decl office:value-type="string" office:string-value="0.1.0" text:name="DocVersion"/>
      </text:user-field-decls>
      <text:p text:style-name="P60"/>
      <text:p text:style-name="Standard"/>
      <text:p text:style-name="Standard"/>
      <text:p text:style-name="Standard"/>
      <text:p text:style-name="Standard"/>
      <text:p text:style-name="Standard"/>
      <text:p text:style-name="Standard"/>
      <text:p text:style-name="P19"/>
      <text:p text:style-name="P36"><text:user-field-get text:name="DocTitle">ComGen.CAN</text:user-field-get></text:p>
      <text:p text:style-name="Title">- <text:span text:style-name="T11">Usage and Integration Manual</text:span> -</text:p>
      <text:p text:style-name="P35"><text:user-field-get text:name="DocID">#00000000</text:user-field-get></text:p>
      <text:p text:style-name="P22"/>
      <text:p text:style-name="P22"/>
      <text:p text:style-name="P22"/>
      <text:p text:style-name="P22"/>
      <table:table table:name="Table5" table:style-name="Table5">
        <table:table-column table:style-name="Table5.A"/>
        <table:table-column table:style-name="Table5.B"/>
        <table:table-row table:style-name="Table5.1">
          <table:table-cell table:style-name="Table5.A1" office:value-type="string">
            <text:p text:style-name="P12">Primary Author(s):</text:p>
          </table:table-cell>
          <table:table-cell table:style-name="Table5.B1" office:value-type="string">
            <text:p text:style-name="P11"><text:user-field-get text:name="DocAuthor">Carlos Calvillo</text:user-field-get></text:p>
          </table:table-cell>
        </table:table-row>
        <table:table-row>
          <table:table-cell table:style-name="Table5.A2" office:value-type="string">
            <text:p text:style-name="P12">Version:</text:p>
          </table:table-cell>
          <table:table-cell table:style-name="Table5.B2" office:value-type="string">
            <text:p text:style-name="P11"><text:user-field-get text:name="DocVersion">0.1.0</text:user-field-get></text:p>
          </table:table-cell>
        </table:table-row>
        <table:table-row table:style-name="Table5.3">
          <table:table-cell table:style-name="Table5.A2" office:value-type="string">
            <text:p text:style-name="P33">Maturity:</text:p>
          </table:table-cell>
          <table:table-cell table:style-name="Table5.B2" office:value-type="string">
            <text:p text:style-name="P34"><text:drop-down text:name="Doc Maturity"><text:label text:current-selected="true" text:value="draft"/><text:label text:value="released"/>draft</text:drop-down></text:p>
          </table:table-cell>
        </table:table-row>
        <table:table-row table:style-name="Table5.3">
          <table:table-cell table:style-name="Table5.A2" office:value-type="string">
            <text:p text:style-name="P12">Project:</text:p>
          </table:table-cell>
          <table:table-cell table:style-name="Table5.B2" office:value-type="string">
            <text:p text:style-name="P11"><text:user-field-get text:name="DocProject">Project Name</text:user-field-get></text:p>
          </table:table-cell>
        </table:table-row>
        <table:table-row table:style-name="Table5.5">
          <table:table-cell table:style-name="Table5.A2" office:value-type="string">
            <text:p text:style-name="P12">Document ID:</text:p>
          </table:table-cell>
          <table:table-cell table:style-name="Table5.B2" office:value-type="string">
            <text:p text:style-name="P11"><text:user-field-get text:name="DocID">#00000000</text:user-field-get></text:p>
          </table:table-cell>
        </table:table-row>
        <table:table-row table:style-name="Table5.5">
          <table:table-cell table:style-name="Table5.A2" office:value-type="string">
            <text:p text:style-name="P13">Additional Information:</text:p>
          </table:table-cell>
          <table:table-cell table:style-name="Table5.B2" office:value-type="string">
            <text:p text:style-name="P11"/>
          </table:table-cell>
        </table:table-row>
      </table:table>
      <text:p text:style-name="P23"/>
      <text:p text:style-name="P23"/>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7"><text:a xlink:type="simple" xlink:href="#__RefHeading___Toc834_473700863" text:style-name="Index_20_Link" text:visited-style-name="Index_20_Link">1. Document History<text:tab/>3</text:a></text:p>
          <text:p text:style-name="P37"><text:a xlink:type="simple" xlink:href="#__RefHeading___Toc1915_4061275778" text:style-name="Index_20_Link" text:visited-style-name="Index_20_Link">2. Document Overview<text:tab/>3</text:a></text:p>
          <text:p text:style-name="P37"><text:a xlink:type="simple" xlink:href="#__RefHeading___Toc1917_4061275778" text:style-name="Index_20_Link" text:visited-style-name="Index_20_Link">3. CAN Network definition<text:tab/>3</text:a></text:p>
          <text:p text:style-name="P38"><text:a xlink:type="simple" xlink:href="#__RefHeading___Toc1919_4061275778" text:style-name="Index_20_Link" text:visited-style-name="Index_20_Link">3.1 Network definitions<text:tab/>3</text:a></text:p>
          <text:p text:style-name="P38"><text:a xlink:type="simple" xlink:href="#__RefHeading___Toc1921_4061275778" text:style-name="Index_20_Link" text:visited-style-name="Index_20_Link">Nodes definitions<text:tab/>4</text:a></text:p>
          <text:p text:style-name="P38"><text:a xlink:type="simple" xlink:href="#__RefHeading___Toc1923_4061275778" text:style-name="Index_20_Link" text:visited-style-name="Index_20_Link">Messages definitions<text:tab/>4</text:a></text:p>
          <text:p text:style-name="P38"><text:a xlink:type="simple" xlink:href="#__RefHeading___Toc1925_4061275778" text:style-name="Index_20_Link" text:visited-style-name="Index_20_Link">Signal definitions<text:tab/>5</text:a></text:p>
          <text:p text:style-name="P38"><text:a xlink:type="simple" xlink:href="#__RefHeading___Toc1927_4061275778" text:style-name="Index_20_Link" text:visited-style-name="Index_20_Link">Custom Data Types Definitions<text:tab/>6</text:a></text:p>
          <text:p text:style-name="P38"><text:a xlink:type="simple" xlink:href="#__RefHeading___Toc1929_4061275778" text:style-name="Index_20_Link" text:visited-style-name="Index_20_Link">Configuring the calvos-engine generator<text:tab/>7</text:a></text:p>
          <text:p text:style-name="P37"><text:a xlink:type="simple" xlink:href="#__RefHeading___Toc1931_4061275778" text:style-name="Index_20_Link" text:visited-style-name="Index_20_Link">4. Calvos Project definition<text:tab/>8</text:a></text:p>
          <text:p text:style-name="P37"><text:a xlink:type="simple" xlink:href="#__RefHeading___Toc1933_4061275778" text:style-name="Index_20_Link" text:visited-style-name="Index_20_Link">5. Processing Calvos Project<text:tab/>10</text:a></text:p>
          <text:p text:style-name="P38"><text:a xlink:type="simple" xlink:href="#__RefHeading___Toc1935_4061275778" text:style-name="Index_20_Link" text:visited-style-name="Index_20_Link">5.1 Setting-up calvos-engine<text:tab/>10</text:a></text:p>
          <text:p text:style-name="P38"><text:a xlink:type="simple" xlink:href="#__RefHeading___Toc1937_4061275778" text:style-name="Index_20_Link" text:visited-style-name="Index_20_Link">Generating the Source Code from project<text:tab/>11</text:a></text:p>
          <text:p text:style-name="P37"><text:a xlink:type="simple" xlink:href="#__RefHeading___Toc1939_4061275778" text:style-name="Index_20_Link" text:visited-style-name="Index_20_Link">6. Global Generated Source Code<text:tab/>11</text:a></text:p>
          <text:p text:style-name="P37"><text:a xlink:type="simple" xlink:href="#__RefHeading___Toc1941_4061275778" text:style-name="Index_20_Link" text:visited-style-name="Index_20_Link">7. CAN Generated Source Code<text:tab/>11</text:a></text:p>
          <text:p text:style-name="P38"><text:a xlink:type="simple" xlink:href="#__RefHeading___Toc1943_4061275778" text:style-name="Index_20_Link" text:visited-style-name="Index_20_Link">7.1 Common Code<text:tab/>12</text:a></text:p>
          <text:p text:style-name="P38"><text:a xlink:type="simple" xlink:href="#__RefHeading___Toc1945_4061275778" text:style-name="Index_20_Link" text:visited-style-name="Index_20_Link">7.2 Network-specific Code<text:tab/>12</text:a></text:p>
          <text:p text:style-name="P38"><text:a xlink:type="simple" xlink:href="#__RefHeading___Toc1947_4061275778" text:style-name="Index_20_Link" text:visited-style-name="Index_20_Link">7.3 Node-specific Code<text:tab/>12</text:a></text:p>
          <text:p text:style-name="P38"><text:a xlink:type="simple" xlink:href="#__RefHeading___Toc1949_4061275778" text:style-name="Index_20_Link" text:visited-style-name="Index_20_Link">7.4 Source Code Names Optimization<text:tab/>13</text:a></text:p>
          <text:p text:style-name="P37"><text:a xlink:type="simple" xlink:href="#__RefHeading___Toc1951_4061275778" text:style-name="Index_20_Link" text:visited-style-name="Index_20_Link">8. Integration in Target Project<text:tab/>13</text:a></text:p>
          <text:p text:style-name="P38"><text:a xlink:type="simple" xlink:href="#__RefHeading___Toc1953_4061275778" text:style-name="Index_20_Link" text:visited-style-name="Index_20_Link">8.1 Initialization<text:tab/>14</text:a></text:p>
          <text:p text:style-name="P38"><text:a xlink:type="simple" xlink:href="#__RefHeading___Toc1955_4061275778" text:style-name="Index_20_Link" text:visited-style-name="Index_20_Link">8.2 HAL Integration<text:tab/>14</text:a></text:p>
          <text:p text:style-name="P39"><text:a xlink:type="simple" xlink:href="#__RefHeading___Toc1957_4061275778" text:style-name="Index_20_Link" text:visited-style-name="Index_20_Link">8.2.1 HAL integration for reception<text:tab/>14</text:a></text:p>
          <text:p text:style-name="P39"><text:a xlink:type="simple" xlink:href="#__RefHeading___Toc1959_4061275778" text:style-name="Index_20_Link" text:visited-style-name="Index_20_Link">HAL integration for transmission<text:tab/>15</text:a></text:p>
          <text:p text:style-name="P37"><text:a xlink:type="simple" xlink:href="#__RefHeading___Toc1961_4061275778" text:style-name="Index_20_Link" text:visited-style-name="Index_20_Link">Application Usage<text:tab/>16</text:a></text:p>
          <text:p text:style-name="P38"><text:a xlink:type="simple" xlink:href="#__RefHeading___Toc1963_4061275778" text:style-name="Index_20_Link" text:visited-style-name="Index_20_Link">8.3 Data Structures<text:tab/>16</text:a></text:p>
          <text:p text:style-name="P39"><text:a xlink:type="simple" xlink:href="#__RefHeading___Toc1965_4061275778" text:style-name="Index_20_Link" text:visited-style-name="Index_20_Link">8.3.1 Message's data structures<text:tab/>16</text:a></text:p>
          <text:p text:style-name="P40"><text:a xlink:type="simple" xlink:href="#__RefHeading___Toc1967_4061275778" text:style-name="Index_20_Link" text:visited-style-name="Index_20_Link">8.3.1.1 Cannonical and Non-Cannonical Signals/Messages<text:tab/>16</text:a></text:p>
          <text:p text:style-name="P40"><text:a xlink:type="simple" xlink:href="#__RefHeading___Toc1969_4061275778" text:style-name="Index_20_Link" text:visited-style-name="Index_20_Link">8.3.1.2 Signal Fragmentation<text:tab/>18</text:a></text:p>
          <text:p text:style-name="P39"><text:a xlink:type="simple" xlink:href="#__RefHeading___Toc1971_4061275778" text:style-name="Index_20_Link" text:visited-style-name="Index_20_Link">8.3.2 Signals Access Macros<text:tab/>20</text:a></text:p>
          <text:p text:style-name="P40"><text:a xlink:type="simple" xlink:href="#__RefHeading___Toc1973_4061275778" text:style-name="Index_20_Link" text:visited-style-name="Index_20_Link">8.3.2.1 "Extract" signal macros (read from any provided array)<text:tab/>21</text:a></text:p>
          <text:p text:style-name="P40"><text:a xlink:type="simple" xlink:href="#__RefHeading___Toc1975_4061275778" text:style-name="Index_20_Link" text:visited-style-name="Index_20_Link">8.3.2.2 "Get" signal macros (read from message's union)<text:tab/>22</text:a></text:p>
          <text:p text:style-name="P40"><text:a xlink:type="simple" xlink:href="#__RefHeading___Toc1977_4061275778" text:style-name="Index_20_Link" text:visited-style-name="Index_20_Link">8.3.2.3 "Get" macros for array-signals (read from any provided array)<text:tab/>23</text:a></text:p>
          <text:p text:style-name="P40"><text:a xlink:type="simple" xlink:href="#__RefHeading___Toc1979_4061275778" text:style-name="Index_20_Link" text:visited-style-name="Index_20_Link">8.3.2.4 "Write" signal macros (write to any provided array)<text:tab/>25</text:a></text:p>
          <text:p text:style-name="P40"><text:a xlink:type="simple" xlink:href="#__RefHeading___Toc1981_4061275778" text:style-name="Index_20_Link" text:visited-style-name="Index_20_Link">8.3.2.5 "Update" signal macros (write to a message's union)<text:tab/>25</text:a></text:p>
          <text:p text:style-name="P38"><text:a xlink:type="simple" xlink:href="#__RefHeading___Toc1983_4061275778" text:style-name="Index_20_Link" text:visited-style-name="Index_20_Link">8.4 Accesing signals within a message<text:tab/>25</text:a></text:p>
          <text:p text:style-name="P39"><text:a xlink:type="simple" xlink:href="#__RefHeading___Toc1985_4061275778" text:style-name="Index_20_Link" text:visited-style-name="Index_20_Link">8.4.1 Accesing signals as local data<text:tab/>25</text:a></text:p>
          <text:p text:style-name="P39"><text:a xlink:type="simple" xlink:href="#__RefHeading___Toc1987_4061275778" text:style-name="Index_20_Link" text:visited-style-name="Index_20_Link">8.4.2 Acessing signals directly from buffers<text:tab/>25</text:a></text:p>
          <text:p text:style-name="P38"><text:a xlink:type="simple" xlink:href="#__RefHeading___Toc1989_4061275778" text:style-name="Index_20_Link" text:visited-style-name="Index_20_Link">8.5 Receiving Messages<text:tab/>25</text:a></text:p>
          <text:p text:style-name="P39"><text:soft-page-break/><text:a xlink:type="simple" xlink:href="#__RefHeading___Toc1991_4061275778" text:style-name="Index_20_Link" text:visited-style-name="Index_20_Link">8.5.1 Using the reception callbacks<text:tab/>25</text:a></text:p>
          <text:p text:style-name="P39"><text:a xlink:type="simple" xlink:href="#__RefHeading___Toc1993_4061275778" text:style-name="Index_20_Link" text:visited-style-name="Index_20_Link">8.5.2 Using the available flags (polling for received messages)<text:tab/>25</text:a></text:p>
          <text:p text:style-name="P39"><text:a xlink:type="simple" xlink:href="#__RefHeading___Toc1995_4061275778" text:style-name="Index_20_Link" text:visited-style-name="Index_20_Link">8.5.3 Using the received data<text:tab/>25</text:a></text:p>
          <text:p text:style-name="P38"><text:a xlink:type="simple" xlink:href="#__RefHeading___Toc1997_4061275778" text:style-name="Index_20_Link" text:visited-style-name="Index_20_Link">8.6 Transmitting Messages<text:tab/>25</text:a></text:p>
          <text:p text:style-name="P39"><text:a xlink:type="simple" xlink:href="#__RefHeading___Toc1999_4061275778" text:style-name="Index_20_Link" text:visited-style-name="Index_20_Link">8.6.1 Setting data to be transmitted<text:tab/>25</text:a></text:p>
          <text:p text:style-name="P39"><text:a xlink:type="simple" xlink:href="#__RefHeading___Toc2001_4061275778" text:style-name="Index_20_Link" text:visited-style-name="Index_20_Link">8.6.2 Transmission of periodic messages<text:tab/>25</text:a></text:p>
          <text:p text:style-name="P39"><text:a xlink:type="simple" xlink:href="#__RefHeading___Toc2003_4061275778" text:style-name="Index_20_Link" text:visited-style-name="Index_20_Link">8.6.3 Transmission of spontaneous messages<text:tab/>25</text:a></text:p>
          <text:p text:style-name="P37"><text:a xlink:type="simple" xlink:href="#__RefHeading___Toc2005_4061275778" text:style-name="Index_20_Link" text:visited-style-name="Index_20_Link">9. Functions References<text:tab/>25</text:a></text:p>
        </text:index-body>
      </text:table-of-content>
      <text:p text:style-name="P23"/>
      <text:h text:style-name="Heading_20_1" text:outline-level="1"><text:bookmark-start text:name="__RefHeading___Toc834_473700863"/>Document History<text:bookmark-end text:name="__RefHeading___Toc834_473700863"/></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Version</text:p>
          </table:table-cell>
          <table:table-cell table:style-name="Table6.A1" office:value-type="string">
            <text:p text:style-name="P15">Date (dd/Mmm/yyyy)</text:p>
          </table:table-cell>
          <table:table-cell table:style-name="Table6.A1" office:value-type="string">
            <text:p text:style-name="P15">Author(s)</text:p>
          </table:table-cell>
          <table:table-cell table:style-name="Table6.D1" office:value-type="string">
            <text:p text:style-name="P15">Description</text:p>
          </table:table-cell>
        </table:table-row>
        <table:table-row>
          <table:table-cell table:style-name="Table6.A2" office:value-type="string">
            <text:p text:style-name="P14">0.1</text:p>
          </table:table-cell>
          <table:table-cell table:style-name="Table6.A2" office:value-type="string">
            <text:p text:style-name="P61"><text:span text:style-name="T36">0</text:span><text:span text:style-name="T6">8</text:span><text:span text:style-name="T36">/</text:span><text:span text:style-name="T6">Feb</text:span><text:span text:style-name="T36">/202</text:span><text:span text:style-name="T35">1</text:span></text:p>
          </table:table-cell>
          <table:table-cell table:style-name="Table6.A2" office:value-type="string">
            <text:p text:style-name="P62">Carlos Calvillo</text:p>
          </table:table-cell>
          <table:table-cell table:style-name="Table6.D2" office:value-type="string">
            <text:p text:style-name="P63">Initial version.</text:p>
          </table:table-cell>
        </table:table-row>
      </table:table>
      <text:h text:style-name="Heading_20_1" text:outline-level="1"><text:bookmark-start text:name="__RefHeading___Toc1915_4061275778"/><text:bookmark text:name="document-overview"/>Document Overview<text:bookmark-end text:name="__RefHeading___Toc1915_4061275778"/></text:h>
      <text:p text:style-name="Text_20_body">This document describes how to define a CAN network within the calvos system, how to generate the corresponding source code, integrate it and use it in the user’s target project.</text:p>
      <text:h text:style-name="Heading_20_1" text:outline-level="1"><text:bookmark-start text:name="__RefHeading___Toc1917_4061275778"/><text:bookmark text:name="can-network-definition"/>CAN Network definition<text:bookmark-end text:name="__RefHeading___Toc1917_4061275778"/></text:h>
      <text:p text:style-name="Text_20_body">The CAN network to generate needs to be defined first using the "CAN Network Definition.ods" template. Different tabs within the template need to be filled-up in order to fully define the network. A file based on this template shall be created per each required network. These files defining the networks can be freely named.</text:p>
      <text:h text:style-name="Heading_20_2" text:outline-level="2"><text:bookmark-start text:name="__RefHeading___Toc1919_4061275778"/><text:bookmark text:name="network-definitions"/>Network definitions<text:bookmark-end text:name="__RefHeading___Toc1919_4061275778"/></text:h>
      <text:p text:style-name="Text_20_body">General network definitions need to be speciifed in tab "Network_and_Nodes".</text:p>
      <text:list xml:id="list391490921" text:style-name="L22">
        <text:list-item>
          <text:p text:style-name="P88"><text:span text:style-name="Strong_20_Emphasis">Network Name:</text:span> a name for the given network. This is to be used for documentation purposes only (the name is not used for code generation). For example: "CAN Test Network".</text:p>
        </text:list-item>
        <text:list-item>
          <text:p text:style-name="P88"><text:span text:style-name="Strong_20_Emphasis">Network ID:</text:span> This will be used to uniquely identify the network. Value shall comply with C-identifier syntax. This value is to be used extensively across the generated source code in names for files, symbols, etc. so it is desirable that this ID is as short as possible (even a single letter). For example, CT (to identify a "CAN Test Network"), B (to identify a CAN-B network), etc.</text:p>
          <text:p text:style-name="P88"><text:span text:style-name="Strong_20_Emphasis">Note:</text:span> Don't use quotes in the network ID definition (since quotes are not C-identifier compliant).</text:p>
        </text:list-item>
        <text:list-item>
          <text:p text:style-name="P88"><text:soft-page-break/><text:span text:style-name="Strong_20_Emphasis">Network description:</text:span> Some textual description for the given network. Used only for documentation purposes. Not used for code generation. Can be any text string consisting of multiple sentences, paragraphs, etc. as desired.</text:p>
        </text:list-item>
      </text:list>
      <text:h text:style-name="Heading_20_2" text:outline-level="2" text:is-list-header="true"><text:bookmark-start text:name="__RefHeading___Toc1921_4061275778"/><text:bookmark text:name="nodes-definitions"/>Nodes definitions<text:bookmark-end text:name="__RefHeading___Toc1921_4061275778"/></text:h>
      <text:p text:style-name="Text_20_body">Node definitions need to be speciifed in tab "Network_and_Nodes".</text:p>
      <text:p text:style-name="Text_20_body">A row per each node is expected in tab "Network_and_Nodes" starting below the corresponding titles row.</text:p>
      <text:list xml:id="list4019238778" text:style-name="L23">
        <text:list-item>
          <text:p text:style-name="P89"><text:span text:style-name="Strong_20_Emphasis">Node Name:</text:span> Indicates the name of the node. Needs to comply with C-identifier syntax. This name will be used extensively across the generated code for the given node. Hence, it is recomended that the name is short. For example: NODE_1, DCM, BCM, etc.</text:p>
        </text:list-item>
        <text:list-item>
          <text:p text:style-name="P89"><text:span text:style-name="Strong_20_Emphasis">Description:</text:span> A textual description of the node. Used only for documentation purposes. Not used for code generation. Can be any text string consisting of multiple sentences, paragraphs, etc. as desired.</text:p>
        </text:list-item>
      </text:list>
      <text:h text:style-name="Heading_20_2" text:outline-level="2" text:is-list-header="true"><text:bookmark-start text:name="__RefHeading___Toc1923_4061275778"/><text:bookmark text:name="messages-definitions"/>Messages definitions<text:bookmark-end text:name="__RefHeading___Toc1923_4061275778"/></text:h>
      <text:p text:style-name="Text_20_body">Message definitions need to be speciifed in tab "Messages".</text:p>
      <text:list xml:id="list2717638255" text:style-name="L24">
        <text:list-item>
          <text:p text:style-name="P90"><text:span text:style-name="Strong_20_Emphasis">Message Name:</text:span> Name of the message. Needs to comply with C-identifier syntax and needs to be unique per message.</text:p>
        </text:list-item>
        <text:list-item>
          <text:p text:style-name="P90"><text:span text:style-name="Strong_20_Emphasis">Message ID:</text:span> message identifier. Needs to be unique for each message within the same network. It can be entered in decimal format or hexadecimal format (with 0x prefix).</text:p>
        </text:list-item>
        <text:list-item>
          <text:p text:style-name="P90"><text:span text:style-name="Strong_20_Emphasis">Extended Frame?:</text:span> Indicates if the given message has extended id. Use values "yes" or "no" (without quotes).</text:p>
        </text:list-item>
        <text:list-item>
          <text:p text:style-name="P90"><text:span text:style-name="Strong_20_Emphasis">Data Length (bytes):</text:span> Indicates the length of the data for the message. It can be from 1 to 8.</text:p>
        </text:list-item>
        <text:list-item>
          <text:p text:style-name="P90"><text:span text:style-name="Strong_20_Emphasis">Description:</text:span> A textual description of the message. Used only for documentation purposes. Not used for code generation. Can be any text string consisting of multiple sentences, paragraphs, etc. as desired.</text:p>
        </text:list-item>
        <text:list-item>
          <text:p text:style-name="P90"><text:span text:style-name="Strong_20_Emphasis">Publisher:</text:span> node publishing the message. It shall be one of the node names defined in tab "Network_and_Nodes".</text:p>
        </text:list-item>
        <text:list-item>
          <text:p text:style-name="P90"><text:span text:style-name="Strong_20_Emphasis">Subscribers:</text:span> Node or nodes subscribing to the message. Timeout in milliseconds for each subscribing node can be specified within parentheses. Shall be a comma sepparated list of node names (within nodes defined in "Network_and_Nodes"). If a timeout definition is required for a given subscribing node it shall be specified between parentheses next to the node's name. Examples:</text:p>
          <text:list>
            <text:list-item>
              <text:p text:style-name="P90"><text:soft-page-break/>Node_1, Node_2 (100), Node_3, Node_4 (1000) --&gt; Message is subscribed by nodes Node_1, Node_2, Node_3 and Node_4. Timeout of 100 ms is defined for Node_2 and a timeout of 1000 ms is defined for Node_4.</text:p>
            </text:list-item>
            <text:list-item>
              <text:p text:style-name="P90">Node_5 --&gt; Only Node_5 is a subscriber of the node.</text:p>
            </text:list-item>
          </text:list>
        </text:list-item>
        <text:list-item>
          <text:p text:style-name="P90"><text:span text:style-name="Strong_20_Emphasis">Tx Type:</text:span> Indicates the transmission type from the publishing node perspective. Allowed values are:</text:p>
          <text:list>
            <text:list-item>
              <text:p text:style-name="P90">cyclic: message is cyclic. Period needs to be defined.</text:p>
            </text:list-item>
            <text:list-item>
              <text:p text:style-name="P90">cyclic_spontan: Message is periodic and also expects to have spontaneous transmission instances. Period needs to be defined.</text:p>
            </text:list-item>
            <text:list-item>
              <text:p text:style-name="P90">spontan: message is of spontaneous transmission. Period doesn't need to be defined (is not applicable).</text:p>
            </text:list-item>
            <text:list-item>
              <text:p text:style-name="P90">BAF: by-active-function transmission. Message will be sent only upon activation from an event from application. Period needs to be defined (will be the period to be used while the active function is present).</text:p>
            </text:list-item>
          </text:list>
        </text:list-item>
        <text:list-item>
          <text:p text:style-name="P90"><text:span text:style-name="Strong_20_Emphasis">Period (ms):</text:span> Period in milliseconds for the transmission messages of type cyclic, cyclic_spontan or BAF.</text:p>
        </text:list-item>
        <text:list-item>
          <text:p text:style-name="P90"><text:span text:style-name="Strong_20_Emphasis">Repetitions (only for BAF):</text:span> number of instances to be transmitted when the BAF function/event is present. If left empty or set to value 0 (zero) it means that the BAF transmission will continue until the active function/event is cleared by application.</text:p>
        </text:list-item>
      </text:list>
      <text:h text:style-name="Heading_20_2" text:outline-level="2" text:is-list-header="true"><text:bookmark-start text:name="__RefHeading___Toc1925_4061275778"/><text:bookmark text:name="signal-definitions"/>Signal definitions<text:bookmark-end text:name="__RefHeading___Toc1925_4061275778"/></text:h>
      <text:p text:style-name="Text_20_body">Signal definitions need to be speciifed in tab "Signals".</text:p>
      <text:list xml:id="list2967773606" text:style-name="L25">
        <text:list-item>
          <text:p text:style-name="P91"><text:span text:style-name="Strong_20_Emphasis">Signal Name:</text:span> Name of the signal. Needs to comply with C-identifier syntax and needs to be unique per network.</text:p>
        </text:list-item>
        <text:list-item>
          <text:p text:style-name="P91"><text:span text:style-name="Strong_20_Emphasis">Data Type:</text:span> Indicates the type associated to the signal. Allowed values are:</text:p>
          <text:list>
            <text:list-item>
              <text:p text:style-name="P91">array: indicates that the signal is an array of bytes.</text:p>
            </text:list-item>
            <text:list-item>
              <text:p text:style-name="P91">scalar: indicates that the signal is of an scalar type (integer, etc.).</text:p>
            </text:list-item>
            <text:list-item>
              <text:p text:style-name="P91">custom__data__type: can use any name of a user-defined enumerated data type (see section below).</text:p>
            </text:list-item>
          </text:list>
        </text:list-item>
        <text:list-item>
          <text:p text:style-name="P91"><text:span text:style-name="Strong_20_Emphasis">Length (bits):</text:span> length in bits of the signal. Can be betwenn 1 and upto the message size (e.g., 64 bits for an 8-byte length message). The signal must fit in the message available space (space not occipied by other message's signals).</text:p>
        </text:list-item>
        <text:list-item>
          <text:p text:style-name="P91"><text:span text:style-name="Strong_20_Emphasis">Conveyor Message:</text:span> name of the message transporting the signal. Shall be a defined message name within tab "Messages".</text:p>
        </text:list-item>
        <text:list-item>
          <text:p text:style-name="P91"><text:soft-page-break/><text:span text:style-name="Strong_20_Emphasis">Start Byte:</text:span> Layout information: starting byte position of the signal within the conveyor message.</text:p>
        </text:list-item>
        <text:list-item>
          <text:p text:style-name="P91"><text:span text:style-name="Strong_20_Emphasis">Start Bit:</text:span> Layout information: starting bitposition of the signal within the conveyor message.</text:p>
          <text:p text:style-name="P91"><text:span text:style-name="Strong_20_Emphasis">Note:</text:span> Bits occupied by the signal (as determined by its starting byte, starting bit and length) shall not overlap with other signals conveyed by the same message.</text:p>
        </text:list-item>
        <text:list-item>
          <text:p text:style-name="P91"><text:span text:style-name="Strong_20_Emphasis">Initial Value:</text:span> value of the signal to be set during initialization. Shall be a valid value as per the associated signal type. For signals of type array, this value will be used in all the array's bytes. Left empty if no initial value is required (by default all data is initialized will all zeros).</text:p>
        </text:list-item>
        <text:list-item>
          <text:p text:style-name="P91"><text:span text:style-name="Strong_20_Emphasis">Fail Safe value:</text:span> value for the signal to be set when the conveyor message timesout (from subscribing node's perspective). Shall be a valid value as per the associated signal type. If left empty then no change will be performed upon detection of conveyor message timeout (last known value will be kept). This is meaningless if the conveyor message doesn't have a defined timeout.</text:p>
        </text:list-item>
        <text:list-item>
          <text:p text:style-name="P91"><text:span text:style-name="Strong_20_Emphasis">Offset:</text:span> if signal is of scalar type, it is often useful to define an offset and a resolution (see next parameter) to give a physical meaning to the signal's raw value. The offset and resolution are used to defined a linear equation for the physical value of the signal:</text:p>
          <text:list>
            <text:list-item>
              <text:p text:style-name="P91"><text:span text:style-name="Emphasis">physical_value</text:span> = <text:span text:style-name="Strong_20_Emphasis">resolution</text:span> * <text:span text:style-name="Emphasis">raw_value</text:span> + <text:span text:style-name="Strong_20_Emphasis">offset</text:span> </text:p>
            </text:list-item>
          </text:list>
          <text:p text:style-name="P91">This information is used for documentation/display purposes only (not used for code generation). Can be any string (freely set) preferably representing a number (integer, decimal, etc.).</text:p>
        </text:list-item>
        <text:list-item>
          <text:p text:style-name="P91"><text:span text:style-name="Strong_20_Emphasis">Resolution:</text:span> if signal is of scalar type, it is often useful to define a resolution to give a physical meaning to the signal's raw value. This information is used for documentation/display purposes only (not used for code generation).</text:p>
          <text:p text:style-name="P91">Can be any string (freely set) preferably representing a number (integer, decimal, etc.).</text:p>
        </text:list-item>
        <text:list-item>
          <text:p text:style-name="P91"><text:span text:style-name="Strong_20_Emphasis">Unit:</text:span> if signal is of scalar or array type, it is often useful to define a unit to give a physical meaning to the signal's raw value. Physical units can be meters, kilograms, degrees, etc. Can be any string (freely set).</text:p>
        </text:list-item>
      </text:list>
      <text:h text:style-name="Heading_20_2" text:outline-level="2" text:is-list-header="true"><text:bookmark-start text:name="__RefHeading___Toc1927_4061275778"/><text:bookmark text:name="custom-data-types-definitions"/>Custom Data Types Definitions<text:bookmark-end text:name="__RefHeading___Toc1927_4061275778"/></text:h>
      <text:p text:style-name="Text_20_body">User can define custom enumerated data types. These data types need to be defined in tab "Data Types".</text:p>
      <text:list xml:id="list2538305144" text:style-name="L26">
        <text:list-item>
          <text:p text:style-name="P92"><text:span text:style-name="Strong_20_Emphasis">Type name:</text:span> name of the user-defined enumerated data type. Needs to comply with C-identifier syntax.</text:p>
        </text:list-item>
        <text:list-item>
          <text:p text:style-name="P92"><text:span text:style-name="Strong_20_Emphasis">Enum Values:</text:span> definition of enumerated symbols and their explicit values (optional). Needs to be a list of comma-separated symbol definitions for the enumeration (a standard C enumeration will be generated for each user-defined type). If an explicit integer value is desired for a given symbol, it needs to be specified between parentheses next to the symbol's name.</text:p>
          <text:p text:style-name="P92"><text:soft-page-break/>Symbol names need to comply with C-idenfitier syntax and shall be <text:span text:style-name="Emphasis">unique</text:span> amognst all enumerated symbols of the user-defined enumerated data types.</text:p>
          <text:p text:style-name="P92">Examples:</text:p>
          <text:list>
            <text:list-item>
              <text:p text:style-name="P92"><text:span text:style-name="Emphasis">Type name:</text:span> IgnitionState</text:p>
              <text:p text:style-name="P92"><text:span text:style-name="Emphasis">Enum values:</text:span> Lock (0), Accessory (1), Run (2), Start (3), SNA (7)</text:p>
              <text:p text:style-name="P92">This defines an enumerated type named "IgnitionState" with symbols Lock (with an explicit value of 0), Accessory (with an explicit value of 1), Run (with an explicit value of 2), Start (with an explicit value of 3) and SNA (with an explicit value of 7).</text:p>
            </text:list-item>
            <text:list-item>
              <text:p text:style-name="P92"><text:span text:style-name="Emphasis">Type name:</text:span> WeekDays</text:p>
              <text:p text:style-name="P92"><text:span text:style-name="Emphasis">Enum values:</text:span> Moday, Tuesday, Wednesday, Thursday, Friday</text:p>
              <text:p text:style-name="P92">Symbols do not have explicit values so they will get values as per a standard C enumeration definition, i.e., Monday will get zero, Tuesday will get 1, etc..</text:p>
            </text:list-item>
            <text:list-item>
              <text:p text:style-name="P92"><text:span text:style-name="Emphasis">Type name:</text:span> MixedSymbols</text:p>
              <text:p text:style-name="P92"><text:span text:style-name="Emphasis">Enum values:</text:span> SomeSymbol, AnotherSymbol (3), OneMoreSymbol</text:p>
              <text:p text:style-name="P92">SomeSymbol doesn't have an explicit values so it will get a zero by default (C- enumeration behavior) AnotherSymbol will get a value of 4 and OneMoreSymbol will automatically get a value of 4 (C- enumeration behavior).</text:p>
            </text:list-item>
          </text:list>
        </text:list-item>
      </text:list>
      <text:h text:style-name="Heading_20_2" text:outline-level="2" text:is-list-header="true"><text:bookmark-start text:name="__RefHeading___Toc1929_4061275778"/><text:bookmark text:name="configuring-the-calvos-engine-generator"/>Configuring the calvos-engine generator<text:bookmark-end text:name="__RefHeading___Toc1929_4061275778"/></text:h>
      <text:p text:style-name="Text_20_body">The calvos-engine responsible of generating C source code based on the CAN network definition can be configured. Main configurable parameters are listed in tab "Config" of the CAN Network Definition template.</text:p>
      <text:p text:style-name="Text_20_body">In tab "Config", following fields are present:</text:p>
      <text:list xml:id="list488147063" text:style-name="L27">
        <text:list-item>
          <text:p text:style-name="P93"><text:span text:style-name="Strong_20_Emphasis">Parameter:</text:span> contains the name of the parameter (this field shall not be modified).</text:p>
        </text:list-item>
        <text:list-item>
          <text:p text:style-name="P93"><text:span text:style-name="Strong_20_Emphasis">Type:</text:span> type of the parameter (this field shall not be modified).</text:p>
        </text:list-item>
        <text:list-item>
          <text:p text:style-name="P93"><text:span text:style-name="Strong_20_Emphasis">Description:</text:span> textual description of the parameter function/use (this field shall not be modified).</text:p>
        </text:list-item>
        <text:list-item>
          <text:p text:style-name="P93"><text:span text:style-name="Strong_20_Emphasis">Default value:</text:span> value assumed by default by calvos-engine (this field shall not be modified).</text:p>
        </text:list-item>
        <text:list-item>
          <text:p text:style-name="P93"><text:span text:style-name="Strong_20_Emphasis">User value:</text:span> for user-configurable parameters (see below), the user can enter here a custom value. If no user value is specified or it is wrongly specified (wrong syntax, not allowed value), then the parameter will assume its default value.</text:p>
        </text:list-item>
      </text:list>
      <text:p text:style-name="Text_20_body">User-configurable parameters are listed below:</text:p>
      <text:list xml:id="list4185039677" text:style-name="L28">
        <text:list-item>
          <text:p text:style-name="P94"><text:span text:style-name="Source_20_Text">CAN_gen_nodes</text:span>: A list of nodes for which C-code is going to be generated. Only node names defined in tab "Network_and_Nodes" are allowed.</text:p>
          <text:p text:style-name="P94"><text:soft-page-break/>The list needs to be contained between <text:span text:style-name="Source_20_Text">[]</text:span>.</text:p>
          <text:p text:style-name="P94">Each node needs to be encompassed by double quotes <text:span text:style-name="Source_20_Text">"Node_Name"</text:span></text:p>
          <text:p text:style-name="P94">Each node needs to be comma sepparated.</text:p>
          <text:p text:style-name="P94">If User value is empty or is equal to <text:span text:style-name="Source_20_Text">[]</text:span>, then code for all network nodes will be generated.</text:p>
          <text:p text:style-name="P94">Examples:</text:p>
          <text:list>
            <text:list-item>
              <text:p text:style-name="P94">["Node_1"] --&gt; will generate code only for Node_1</text:p>
            </text:list-item>
            <text:list-item>
              <text:p text:style-name="P94">["Node_2", "Node_4"] --&gt; will generate code for nodes Node_2 and Node_4</text:p>
            </text:list-item>
          </text:list>
        </text:list-item>
        <text:list-item>
          <text:p text:style-name="P94"><text:span text:style-name="Source_20_Text">CAN_gen_file_full_names</text:span>: If set to TRUE will force full-names for generated source code and symbols. Refer to section <text:a xlink:type="simple" xlink:href="#name_opt" text:style-name="Internet_20_link" text:visited-style-name="Visited_20_Internet_20_Link">Source Code Names Optimization</text:a> for more details on this parameter.</text:p>
        </text:list-item>
      </text:list>
      <text:p text:style-name="Text_20_body"><text:span text:style-name="Strong_20_Emphasis">Note:</text:span> The rest of parameters are not expected to be defined by the user or are currently not implemented so then do not modify the "User Value" for them.</text:p>
      <text:h text:style-name="Heading_20_1" text:outline-level="1"><text:bookmark-start text:name="__RefHeading___Toc1931_4061275778"/><text:bookmark text:name="calvos-project-definition"/>Calvos Project definition<text:bookmark-end text:name="__RefHeading___Toc1931_4061275778"/></text:h>
      <text:p text:style-name="Text_20_body">Once the CAN network is defined it needs to be included in a calvos project for its processing and code generation.</text:p>
      <text:p text:style-name="Text_20_body">For the instructions here we will start with an empty project and include our CAN Network definition. Will assume a CAN network definition contained in a file named "<text:span text:style-name="Emphasis">CAN_Network_Definition.ods</text:span>" (any other name can be used by the user).</text:p>
      <text:list xml:id="list2183469821" text:style-name="L29">
        <text:list-item>
          <text:p text:style-name="P95">Define a location for the calvos project (referred as <text:span text:style-name="Emphasis">root</text:span> folder in these instructions). For our example this project's <text:span text:style-name="Emphasis">root</text:span> folder will be "<text:span text:style-name="Emphasis">C:\my_calvos_project</text:span>".</text:p>
        </text:list-item>
        <text:list-item>
          <text:p text:style-name="P95">Create an empty project in the project's root folder named "<text:span text:style-name="Emphasis">project.xml</text:span>":</text:p>
          <text:p text:style-name="P95"><text:span text:style-name="Emphasis">C:\my_calvos_project\project.xml</text:span></text:p>
          <text:p text:style-name="P95">An empty project is an XML file with following contents:</text:p>
        </text:list-item>
      </text:list>
      <text:p text:style-name="P54"><text:span text:style-name="Source_20_Text"><text:s text:c="3"/>&lt;?xml version="1.0" ?&gt;</text:span></text:p>
      <text:p text:style-name="P54"><text:span text:style-name="Source_20_Text"><text:s text:c="3"/>&lt;CalvosProject&gt;</text:span></text:p>
      <text:p text:style-name="P54"><text:span text:style-name="Source_20_Text"><text:s text:c="7"/>&lt;Name&gt;Any user defined project name&lt;/Name&gt;</text:span></text:p>
      <text:p text:style-name="P54"><text:span text:style-name="Source_20_Text"><text:s text:c="7"/>&lt;Desc&gt;Any user defined project description&lt;/Desc&gt;</text:span></text:p>
      <text:p text:style-name="P54"><text:span text:style-name="Source_20_Text"><text:s text:c="7"/>&lt;Version&gt;Any user defined project version&lt;/Version&gt;</text:span></text:p>
      <text:p text:style-name="P54"><text:span text:style-name="Source_20_Text"><text:s text:c="7"/>&lt;Date&gt;Any user defined project date&lt;/Date&gt;</text:span></text:p>
      <text:p text:style-name="P54"><text:span text:style-name="Source_20_Text"><text:s text:c="7"/>&lt;AutoDate&gt;&lt;/AutoDate&gt;</text:span></text:p>
      <text:p text:style-name="P54"><text:span text:style-name="Source_20_Text"><text:s text:c="7"/>&lt;AutoFile&gt;&lt;/AutoFile&gt;</text:span></text:p>
      <text:p text:style-name="P54"><text:span text:style-name="Source_20_Text"><text:s text:c="7"/>&lt;Components&gt;</text:span></text:p>
      <text:p text:style-name="P54"><text:span text:style-name="Source_20_Text"><text:s text:c="7"/>&lt;/Components&gt;</text:span></text:p>
      <text:p text:style-name="P54"><text:span text:style-name="Source_20_Text"><text:s text:c="7"/>&lt;Params&gt;</text:span></text:p>
      <text:p text:style-name="P54"><text:span text:style-name="Source_20_Text"><text:s text:c="11"/>&lt;Param id="log_level"&gt;INFO&lt;/Param&gt;</text:span></text:p>
      <text:p text:style-name="P54"><text:span text:style-name="Source_20_Text"><text:s text:c="7"/>&lt;/Params&gt;</text:span></text:p>
      <text:p text:style-name="P54"><text:soft-page-break/><text:span text:style-name="Source_20_Text"><text:s text:c="7"/>&lt;Metadata&gt;</text:span></text:p>
      <text:p text:style-name="P54"><text:span text:style-name="Source_20_Text"><text:s text:c="11"/>&lt;TemplateName&gt;calvOS Project&lt;/TemplateName&gt;</text:span></text:p>
      <text:p text:style-name="P54"><text:span text:style-name="Source_20_Text"><text:s text:c="11"/>&lt;TemplateVersion&gt;1.0.0&lt;/TemplateVersion&gt;</text:span></text:p>
      <text:p text:style-name="P54"><text:span text:style-name="Source_20_Text"><text:s text:c="11"/>&lt;TemplateDesc/&gt;</text:span></text:p>
      <text:p text:style-name="P54"><text:span text:style-name="Source_20_Text"><text:s text:c="7"/>&lt;/Metadata&gt;</text:span></text:p>
      <text:p text:style-name="P58"><text:span text:style-name="Source_20_Text"><text:s text:c="3"/>&lt;/CalvosProject&gt;</text:span></text:p>
      <text:list xml:id="list1552262379" text:style-name="L30">
        <text:list-item>
          <text:p text:style-name="P96">Create a sub-foler named "<text:span text:style-name="Emphasis">usr_in</text:span>" in the project's <text:span text:style-name="Emphasis">root</text:span> folder:</text:p>
          <text:p text:style-name="P96"><text:span text:style-name="Emphasis">C:\my_calvos_project\usr_in</text:span></text:p>
        </text:list-item>
        <text:list-item>
          <text:p text:style-name="P96">Copy the network definition file <text:span text:style-name="Emphasis">CAN_Network_Definition.ods</text:span> into the <text:span text:style-name="Emphasis">usr_in</text:span> folder created above:</text:p>
          <text:p text:style-name="P96"><text:span text:style-name="Emphasis">C:\my_calvos_project\usr_in\CAN_Network_Definition.ods</text:span></text:p>
        </text:list-item>
        <text:list-item>
          <text:p text:style-name="P96">Create the instance for the CAN network within the <text:span text:style-name="Emphasis">project.xml</text:span> and set its input file information:</text:p>
          <text:list>
            <text:list-item>
              <text:p text:style-name="P96">Create the following XML <text:span text:style-name="Source_20_Text">Component</text:span> node within the <text:span text:style-name="Source_20_Text">Components</text:span> node in <text:span text:style-name="Emphasis">project.xml</text:span>:</text:p>
            </text:list-item>
            <text:list-item>
              <text:p text:style-name="P55"><text:span text:style-name="Source_20_Text">&lt;Component type="comgen.CAN"&gt;</text:span></text:p>
              <text:p text:style-name="P55"><text:span text:style-name="Source_20_Text"><text:s text:c="2"/>&lt;Name&gt;&lt;/Name&gt;</text:span></text:p>
              <text:p text:style-name="P55"><text:span text:style-name="Source_20_Text"><text:s text:c="2"/>&lt;Desc/&gt;</text:span></text:p>
              <text:p text:style-name="P55"><text:span text:style-name="Source_20_Text"><text:s text:c="2"/>&lt;Input type="ods"&gt;"usr_in/CAN_Network_Definition.ods"&lt;/Input&gt;</text:span></text:p>
              <text:p text:style-name="P55"><text:span text:style-name="Source_20_Text"><text:s text:c="2"/>&lt;Params&gt;</text:span></text:p>
              <text:p text:style-name="P55"><text:span text:style-name="Source_20_Text"><text:s text:c="2"/>&lt;/Params&gt;</text:span></text:p>
              <text:p text:style-name="P59"><text:span text:style-name="Source_20_Text">&lt;/Component&gt;</text:span></text:p>
            </text:list-item>
          </text:list>
        </text:list-item>
        <text:list-item>
          <text:p text:style-name="P96">Save the updated <text:span text:style-name="Emphasis">project.xml</text:span> file. The contents should look as follows:</text:p>
          <text:p text:style-name="P55"><text:span text:style-name="Source_20_Text">&lt;?xml version="1.0" ?&gt;</text:span></text:p>
          <text:p text:style-name="P55"><text:span text:style-name="Source_20_Text">&lt;CalvosProject&gt;</text:span></text:p>
          <text:p text:style-name="P55"><text:span text:style-name="Source_20_Text"><text:s text:c="3"/>&lt;Name&gt;Any user defined project name&lt;/Name&gt;</text:span></text:p>
          <text:p text:style-name="P55"><text:span text:style-name="Source_20_Text"><text:s text:c="3"/>&lt;Desc&gt;Any user defined project description&lt;/Desc&gt;</text:span></text:p>
          <text:p text:style-name="P55"><text:span text:style-name="Source_20_Text"><text:s text:c="3"/>&lt;Version&gt;Any user defined project version&lt;/Version&gt;</text:span></text:p>
          <text:p text:style-name="P55"><text:span text:style-name="Source_20_Text"><text:s text:c="3"/>&lt;Date&gt;Any user defined project date&lt;/Date&gt;</text:span></text:p>
          <text:p text:style-name="P55"><text:span text:style-name="Source_20_Text"><text:s text:c="3"/>&lt;AutoDate&gt;&lt;/AutoDate&gt;</text:span></text:p>
          <text:p text:style-name="P55"><text:span text:style-name="Source_20_Text"><text:s text:c="3"/>&lt;AutoFile&gt;&lt;/AutoFile&gt;</text:span></text:p>
          <text:p text:style-name="P55"><text:span text:style-name="Source_20_Text"><text:s text:c="3"/>&lt;Components&gt;</text:span></text:p>
          <text:p text:style-name="P55"><text:span text:style-name="Source_20_Text"><text:s text:c="5"/>&lt;Component type="comgen.CAN"&gt;</text:span></text:p>
          <text:p text:style-name="P55"><text:span text:style-name="Source_20_Text"><text:s text:c="8"/>&lt;Name&gt;&lt;/Name&gt;</text:span></text:p>
          <text:p text:style-name="P55"><text:span text:style-name="Source_20_Text"><text:s text:c="8"/>&lt;Desc/&gt;</text:span></text:p>
          <text:p text:style-name="P55"><text:span text:style-name="Source_20_Text"><text:s text:c="8"/>&lt;Input type="ods"&gt;"usr_in/CAN_Network_Definition.ods"&lt;/Input&gt;</text:span></text:p>
          <text:p text:style-name="P55"><text:span text:style-name="Source_20_Text"><text:s text:c="8"/>&lt;Params&gt;</text:span></text:p>
          <text:p text:style-name="P55"><text:span text:style-name="Source_20_Text"><text:s text:c="8"/>&lt;/Params&gt;</text:span></text:p>
          <text:p text:style-name="P55"><text:span text:style-name="Source_20_Text"><text:s text:c="4"/>&lt;/Component&gt;</text:span></text:p>
          <text:p text:style-name="P55"><text:span text:style-name="Source_20_Text"><text:s text:c="3"/>&lt;/Components&gt;</text:span></text:p>
          <text:p text:style-name="P55"><text:span text:style-name="Source_20_Text"><text:s text:c="3"/>&lt;Params&gt;</text:span></text:p>
          <text:p text:style-name="P55"><text:span text:style-name="Source_20_Text"><text:s text:c="7"/>&lt;Param id="log_level"&gt;INFO&lt;/Param&gt;</text:span></text:p>
          <text:p text:style-name="P55"><text:span text:style-name="Source_20_Text"><text:s text:c="3"/>&lt;/Params&gt;</text:span></text:p>
          <text:p text:style-name="P55"><text:span text:style-name="Source_20_Text"><text:s text:c="3"/>&lt;Metadata&gt;</text:span></text:p>
          <text:p text:style-name="P55"><text:span text:style-name="Source_20_Text"><text:s text:c="7"/>&lt;TemplateName&gt;calvOS Project&lt;/TemplateName&gt;</text:span></text:p>
          <text:p text:style-name="P55"><text:span text:style-name="Source_20_Text"><text:s text:c="7"/>&lt;TemplateVersion&gt;1.0.0&lt;/TemplateVersion&gt;</text:span></text:p>
          <text:p text:style-name="P55"><text:span text:style-name="Source_20_Text"><text:s text:c="7"/>&lt;TemplateDesc/&gt;</text:span></text:p>
          <text:p text:style-name="P55"><text:soft-page-break/><text:span text:style-name="Source_20_Text"><text:s text:c="3"/>&lt;/Metadata&gt;</text:span></text:p>
          <text:p text:style-name="P59"><text:span text:style-name="Source_20_Text">&lt;/CalvosProject&gt;</text:span></text:p>
        </text:list-item>
      </text:list>
      <text:p text:style-name="Text_20_body">Our project is now ready to be processed.</text:p>
      <text:h text:style-name="Heading_20_1" text:outline-level="1"><text:bookmark-start text:name="__RefHeading___Toc1933_4061275778"/><text:bookmark text:name="processing-calvos-project"/>Processing Calvos Project<text:bookmark-end text:name="__RefHeading___Toc1933_4061275778"/></text:h>
      <text:p text:style-name="Text_20_body">In order to generate the source code for our CAN network we need to invoke the calvos-engine which is a python package called "<text:span text:style-name="Source_20_Text">calvos</text:span>".</text:p>
      <text:p text:style-name="Text_20_body">Calvos-engine needs to be invoked from a console accepting following command-line arguments:</text:p>
      <table:table table:name="Table7" table:style-name="Table7">
        <table:table-column table:style-name="Table7.A"/>
        <table:table-column table:style-name="Table7.B"/>
        <table:table-header-rows>
          <table:table-row>
            <table:table-cell table:style-name="Table7.A1" office:value-type="string">
              <text:p text:style-name="Table_20_Heading">Argument</text:p>
            </table:table-cell>
            <table:table-cell table:style-name="Table7.A1" office:value-type="string">
              <text:p text:style-name="Table_20_Heading">Usage</text:p>
            </table:table-cell>
          </table:table-row>
        </table:table-header-rows>
        <table:table-row>
          <table:table-cell table:style-name="Table7.A1" office:value-type="string">
            <text:p text:style-name="Table_20_Contents">-h, --help</text:p>
          </table:table-cell>
          <table:table-cell table:style-name="Table7.A1" office:value-type="string">
            <text:p text:style-name="Table_20_Contents">show help message and exit</text:p>
          </table:table-cell>
        </table:table-row>
        <table:table-row>
          <table:table-cell table:style-name="Table7.A1" office:value-type="string">
            <text:p text:style-name="Table_20_Contents">-p PROJECT, --project PROJECT</text:p>
          </table:table-cell>
          <table:table-cell table:style-name="Table7.A1" office:value-type="string">
            <text:p text:style-name="Table_20_Contents">Mandatory. PROJECT: Full path with file name of the calvos project to be processed</text:p>
          </table:table-cell>
        </table:table-row>
        <table:table-row>
          <table:table-cell table:style-name="Table7.A1" office:value-type="string">
            <text:p text:style-name="Table_20_Contents">-c CALVOS, --calvos CALVOS</text:p>
          </table:table-cell>
          <table:table-cell table:style-name="Table7.A1" office:value-type="string">
            <text:p text:style-name="Table_20_Contents">CALVOS: Path where the calvos python package is located. If not provided, will look from installed python packages.</text:p>
          </table:table-cell>
        </table:table-row>
        <table:table-row>
          <table:table-cell table:style-name="Table7.A1" office:value-type="string">
            <text:p text:style-name="Table_20_Contents">-l LOG_LEVEL, --log LOG_LEVEL</text:p>
          </table:table-cell>
          <table:table-cell table:style-name="Table7.A1" office:value-type="string">
            <text:p text:style-name="Table_20_Contents">Logging level LOG_LEVEL: 0 - Debug, 1 - Info, 2 - Warning, 3 -Error. Default is 1 - Info.</text:p>
          </table:table-cell>
        </table:table-row>
        <table:table-row>
          <table:table-cell table:style-name="Table7.A1" office:value-type="string">
            <text:p text:style-name="Table_20_Contents">-V, --version</text:p>
          </table:table-cell>
          <table:table-cell table:style-name="Table7.A1" office:value-type="string">
            <text:p text:style-name="Table_20_Contents">show program's version number and exit</text:p>
          </table:table-cell>
        </table:table-row>
        <table:table-row>
          <table:table-cell table:style-name="Table7.A1" office:value-type="string">
            <text:p text:style-name="Table_20_Contents">-v, --ver</text:p>
          </table:table-cell>
          <table:table-cell table:style-name="Table7.A1" office:value-type="string">
            <text:p text:style-name="Table_20_Contents">show program's version number and exit</text:p>
          </table:table-cell>
        </table:table-row>
      </table:table>
      <text:p text:style-name="Text_20_body">Currently, <text:span text:style-name="Source_20_Text">calvos</text:span> is not yet properly packaged so it needs to be set-up before use it.</text:p>
      <text:h text:style-name="Heading_20_2" text:outline-level="2"><text:bookmark-start text:name="__RefHeading___Toc1935_4061275778"/><text:bookmark text:name="setting-up-calvos-engine"/>Setting-up calvos-engine<text:bookmark-end text:name="__RefHeading___Toc1935_4061275778"/></text:h>
      <text:list xml:id="list3546711307" text:style-name="L31">
        <text:list-item>
          <text:p text:style-name="P97">Install and set-up python 3.7 or newer.</text:p>
          <text:p text:style-name="P97">Note: for simplicity we will assume that we are in a MS Windows environment and that the installed python 3.7 or newer can be invoked directly from the console, i.e., the python executable path is defined in the PATH system variable.</text:p>
        </text:list-item>
        <text:list-item>
          <text:p text:style-name="P97">Get following dependencies (for example using<text:span text:style-name="Source_20_Text">pip -m install</text:span>):</text:p>
          <text:list>
            <text:list-item>
              <text:p text:style-name="P97">cogapp</text:p>
            </text:list-item>
            <text:list-item>
              <text:p text:style-name="P97">lxml</text:p>
            </text:list-item>
            <text:list-item>
              <text:p text:style-name="P97">pyexcel</text:p>
            </text:list-item>
            <text:list-item>
              <text:p text:style-name="P97">pyexcel-ods</text:p>
            </text:list-item>
          </text:list>
        </text:list-item>
        <text:list-item>
          <text:p text:style-name="P97">Get the <text:span text:style-name="Source_20_Text">calvos</text:span> python source code from github <text:a xlink:type="simple" xlink:href="https://github.com/calcore-io/calvos" text:style-name="Internet_20_link" text:visited-style-name="Visited_20_Internet_20_Link">GitHub - calcore-io/calvos: Open Source SW Utilities for Embedded Systems</text:a> and put in <text:span text:style-name="Emphasis">C:\calvos</text:span> Open a command line and navigate into folder <text:span text:style-name="Emphasis">C:\calvos\calvos-engine</text:span></text:p>
        </text:list-item>
        <text:list-item>
          <text:p text:style-name="P97"><text:soft-page-break/>Run command <text:span text:style-name="Source_20_Text">python -m calvos -v</text:span></text:p>
        </text:list-item>
        <text:list-item>
          <text:p text:style-name="P97">A legend similar to <text:span text:style-name="Source_20_Text">calvos v0.1.0</text:span> shall be displayed.</text:p>
        </text:list-item>
      </text:list>
      <text:h text:style-name="Heading_20_2" text:outline-level="2" text:is-list-header="true"><text:bookmark-start text:name="__RefHeading___Toc1937_4061275778"/><text:bookmark text:name="generating-the-source-code-from-project"/>Generating the Source Code from project<text:bookmark-end text:name="__RefHeading___Toc1937_4061275778"/></text:h>
      <text:p text:style-name="Text_20_body">In order to generate our project we need to run the following command from <text:span text:style-name="Emphasis">C:\calvos\calvos-engine</text:span>:</text:p>
      <text:p text:style-name="Text_20_body"><text:span text:style-name="Source_20_Text">python -m calvos -c c:\calvos\calvos-engine\calvos -p c:\my_calvos_project\project.xml</text:span></text:p>
      <text:p text:style-name="Text_20_body">If everythin wen't Ok then the generated source code shall be located in the default output folder:</text:p>
      <text:list xml:id="list641904659" text:style-name="L32">
        <text:list-item>
          <text:p text:style-name="P98"><text:span text:style-name="Emphasis">c:\my_calvos_project\out</text:span> </text:p>
        </text:list-item>
      </text:list>
      <text:p text:style-name="Text_20_body">Information about the project processing and possible warnings/erorrs found during the processing can be consulted in the generated log file located in the project's <text:span text:style-name="Emphasis">root</text:span> folder:</text:p>
      <text:list xml:id="list2696274120" text:style-name="L33">
        <text:list-item>
          <text:p text:style-name="P99"><text:span text:style-name="Emphasis">c:\my_calvos_project\log.log</text:span> </text:p>
        </text:list-item>
      </text:list>
      <text:p text:style-name="Text_20_body">If <text:span text:style-name="Source_20_Text">calvos</text:span> package failed to execute check if there are missing python dependancies that need to be installed or if the proper python version is being used (this can be checked by typing in <text:span text:style-name="Source_20_Text">python -v</text:span> a console. Shown version shall be equal to or greater than 3.7).</text:p>
      <text:p text:style-name="Text_20_body">Generated code shall correspond to the defined CAN network as well as some global files used across all calvos project.</text:p>
      <text:h text:style-name="Heading_20_1" text:outline-level="1"><text:bookmark-start text:name="__RefHeading___Toc1939_4061275778"/><text:bookmark text:name="global-generated-source-code"/>Global Generated Source Code<text:bookmark-end text:name="__RefHeading___Toc1939_4061275778"/></text:h>
      <text:p text:style-name="Text_20_body">Couple of generated files are general ones not tied to the CAN network but required for a proper integration of the calvos generated source code into the user's target project.</text:p>
      <text:p text:style-name="Text_20_body">Those global files are:</text:p>
      <table:table table:name="Table8" table:style-name="Table8">
        <table:table-column table:style-name="Table8.A"/>
        <table:table-column table:style-name="Table8.B"/>
        <table:table-header-rows>
          <table:table-row>
            <table:table-cell table:style-name="Table8.A1" office:value-type="string">
              <text:p text:style-name="Table_20_Heading">File Name</text:p>
            </table:table-cell>
            <table:table-cell table:style-name="Table8.A1" office:value-type="string">
              <text:p text:style-name="Table_20_Heading">File Contents</text:p>
            </table:table-cell>
          </table:table-row>
        </table:table-header-rows>
        <table:table-row>
          <table:table-cell table:style-name="Table8.A1" office:value-type="string">
            <text:p text:style-name="Table_20_Contents"><text:span text:style-name="Source_20_Text">calvos_types.h</text:span></text:p>
          </table:table-cell>
          <table:table-cell table:style-name="Table8.A1" office:value-type="string">
            <text:p text:style-name="Table_20_Contents">Typedefs used across generated source code. If a type re-definition error is found when integrating this code into the target project then comment out the re-defined types in this file ensuring that the original definition in the target project matches the ones commented out.</text:p>
          </table:table-cell>
        </table:table-row>
        <table:table-row>
          <table:table-cell table:style-name="Table8.A1" office:value-type="string">
            <text:p text:style-name="Table_20_Contents"><text:span text:style-name="Source_20_Text">calvos.h</text:span></text:p>
          </table:table-cell>
          <table:table-cell table:style-name="Table8.A1" office:value-type="string">
            <text:p text:style-name="Table_20_Contents">Header file for including global headers like <text:span text:style-name="Source_20_Text">calvos_types.h</text:span> across all calvos generated source code.</text:p>
          </table:table-cell>
        </table:table-row>
      </table:table>
      <text:h text:style-name="Heading_20_1" text:outline-level="1"><text:bookmark-start text:name="__RefHeading___Toc1941_4061275778"/><text:bookmark text:name="can-generated-source-code"/>CAN Generated Source Code<text:bookmark-end text:name="__RefHeading___Toc1941_4061275778"/></text:h>
      <text:p text:style-name="Text_20_body">The generated source code for the CAN network(s) is categorized in common code common to all CAN entities), network specific code and node specific code.</text:p>
      <text:h text:style-name="Heading_20_2" text:outline-level="2"><text:bookmark-start text:name="__RefHeading___Toc1943_4061275778"/><text:bookmark text:name="common-code"/><text:soft-page-break/>Common Code<text:bookmark-end text:name="__RefHeading___Toc1943_4061275778"/></text:h>
      <text:p text:style-name="Text_20_body">Code common to all CAN generated source code. These set of files will be generated once regardless of the number of networks or nodes defined in the project.</text:p>
      <table:table table:name="Table9" table:style-name="Table9">
        <table:table-column table:style-name="Table9.A"/>
        <table:table-column table:style-name="Table9.B"/>
        <table:table-header-rows>
          <table:table-row>
            <table:table-cell table:style-name="Table9.A1" office:value-type="string">
              <text:p text:style-name="Table_20_Heading">File</text:p>
            </table:table-cell>
            <table:table-cell table:style-name="Table9.A1" office:value-type="string">
              <text:p text:style-name="Table_20_Heading">File contents</text:p>
            </table:table-cell>
          </table:table-row>
        </table:table-header-rows>
        <table:table-row>
          <table:table-cell table:style-name="Table9.A1" office:value-type="string">
            <text:p text:style-name="Table_20_Contents"><text:span text:style-name="Source_20_Text">comgen_CAN_common.h</text:span></text:p>
          </table:table-cell>
          <table:table-cell table:style-name="Table9.A1" office:value-type="string">
            <text:p text:style-name="Table_20_Contents">Contains definitions used across all CAN generated code. For example, common data structures, symbol definitions, internally used common functions, etc.</text:p>
          </table:table-cell>
        </table:table-row>
        <table:table-row>
          <table:table-cell table:style-name="Table9.A1" office:value-type="string">
            <text:p text:style-name="Table_20_Contents"><text:span text:style-name="Source_20_Text">comgen_CAN_common.c</text:span></text:p>
          </table:table-cell>
          <table:table-cell table:style-name="Table9.A1" office:value-type="string">
            <text:p text:style-name="Table_20_Contents">Implements common functionality for CAN. For example, logic for queuing transmission messages, binary search tree for received messages, etc.</text:p>
          </table:table-cell>
        </table:table-row>
      </table:table>
      <text:h text:style-name="Heading_20_2" text:outline-level="2"><text:bookmark-start text:name="__RefHeading___Toc1945_4061275778"/><text:bookmark text:name="network-specific-code"/>Network-specific Code<text:bookmark-end text:name="__RefHeading___Toc1945_4061275778"/></text:h>
      <text:p text:style-name="Text_20_body">Code that needs to be generated per each defined network in the project. E.g., if two networks are defined, then two sets of these source code files will be generated, one per each network.</text:p>
      <text:p text:style-name="Text_20_body">When referring to a file in this category or symbols within those files, the wildcard NWID (network ID) will be used in this documentation to represent the corresponding network ID.</text:p>
      <text:p text:style-name="Text_20_body">For example, if the defined network has an ID equal to 'C', then a flie referred as <text:span text:style-name="Source_20_Text">comgen_CAN_NWID_network.h</text:span> corresponds to a generated file with name<text:span text:style-name="Source_20_Text">comgen_CAN_C_network.h</text:span>.</text:p>
      <table:table table:name="Table10" table:style-name="Table10">
        <table:table-column table:style-name="Table10.A"/>
        <table:table-column table:style-name="Table10.B"/>
        <table:table-header-rows>
          <table:table-row>
            <table:table-cell table:style-name="Table10.A1" office:value-type="string">
              <text:p text:style-name="Table_20_Heading">File</text:p>
            </table:table-cell>
            <table:table-cell table:style-name="Table10.A1" office:value-type="string">
              <text:p text:style-name="Table_20_Heading">File contents</text:p>
            </table:table-cell>
          </table:table-row>
        </table:table-header-rows>
        <table:table-row>
          <table:table-cell table:style-name="Table10.A1" office:value-type="string">
            <text:p text:style-name="Table_20_Contents"><text:span text:style-name="Source_20_Text">cog_comgen_CAN_NWID_network.h</text:span></text:p>
          </table:table-cell>
          <table:table-cell table:style-name="Table10.A1" office:value-type="string">
            <text:p text:style-name="Table_20_Contents">Defines network-wide symbols and data structures for messages information (lengths, ids, data structures, etc), signals (APIs to access signals) and user-defined enumerated data types.</text:p>
          </table:table-cell>
        </table:table-row>
        <table:table-row>
          <table:table-cell table:style-name="Table10.A1" office:value-type="string">
            <text:p text:style-name="P64"/>
          </table:table-cell>
          <table:table-cell table:style-name="Table10.A1" office:value-type="string">
            <text:p text:style-name="P64"/>
          </table:table-cell>
        </table:table-row>
        <table:table-row>
          <table:table-cell table:style-name="Table10.A1" office:value-type="string">
            <text:p text:style-name="P64"/>
          </table:table-cell>
          <table:table-cell table:style-name="Table10.A1" office:value-type="string">
            <text:p text:style-name="P64"/>
          </table:table-cell>
        </table:table-row>
      </table:table>
      <text:h text:style-name="Heading_20_2" text:outline-level="2"><text:bookmark-start text:name="__RefHeading___Toc1947_4061275778"/><text:bookmark text:name="node-specific-code"/>Node-specific Code<text:bookmark-end text:name="__RefHeading___Toc1947_4061275778"/></text:h>
      <text:p text:style-name="Text_20_body">Code that needs to be generated per each defined node within a network that has been selected for code generation (selected in parameter <text:span text:style-name="Source_20_Text">CAN_gen_nodes</text:span>). A set of these files will be generated for each selected node in each defined network. These source code files will contain the corresponding node's name in the file names and symbols within them.</text:p>
      <text:p text:style-name="Text_20_body">When referring to a file in this category, the wildcard NODEID (node name) will be used in this documentation to represent the corresponding node. For example, if the generated node name is 'NODE_1', then a flie referred as <text:span text:style-name="Source_20_Text">comgen_CAN_NWID_NODEID_node_network.h</text:span> corresponds to a generated file with name<text:span text:style-name="Source_20_Text">comgen_CAN_C_NODE_1_node_network.h</text:span>.</text:p>
      <table:table table:name="Table11" table:style-name="Table11">
        <table:table-column table:style-name="Table11.A"/>
        <table:table-column table:style-name="Table11.B"/>
        <table:table-header-rows>
          <table:table-row>
            <table:table-cell table:style-name="Table11.A1" office:value-type="string">
              <text:p text:style-name="Table_20_Heading">File</text:p>
            </table:table-cell>
            <table:table-cell table:style-name="Table11.A1" office:value-type="string">
              <text:p text:style-name="Table_20_Heading">File contents</text:p>
            </table:table-cell>
          </table:table-row>
        </table:table-header-rows>
        <table:table-row>
          <table:table-cell table:style-name="Table11.A1" office:value-type="string">
            <text:p text:style-name="Table_20_Contents"><text:span text:style-name="Source_20_Text">comgen_CAN_NWID_NODEID_node_network.h</text:span></text:p>
          </table:table-cell>
          <table:table-cell table:style-name="Table11.A1" office:value-type="string">
            <text:p text:style-name="Table_20_Contents">Defines symbols for node specific message information (message directions, timeouts, etc.), direct signal access macros (directly accessing from node's data buffers), etc.</text:p>
          </table:table-cell>
        </table:table-row>
        <text:soft-page-break/>
        <table:table-row>
          <table:table-cell table:style-name="Table11.A1" office:value-type="string">
            <text:p text:style-name="Table_20_Contents"><text:span text:style-name="Source_20_Text">comgen_CAN_NWID_NODEID_hal.h</text:span></text:p>
          </table:table-cell>
          <table:table-cell table:style-name="Table11.A1" office:value-type="string">
            <text:p text:style-name="Table_20_Contents">Header for node's interfaces with CAN hardware abstraction layer in the target MCU.</text:p>
          </table:table-cell>
        </table:table-row>
        <table:table-row>
          <table:table-cell table:style-name="Table11.A1" office:value-type="string">
            <text:p text:style-name="Table_20_Contents"><text:span text:style-name="Source_20_Text">comgen_CAN_NWID_NODEID_hal.c</text:span></text:p>
          </table:table-cell>
          <table:table-cell table:style-name="Table11.A1" office:value-type="string">
            <text:p text:style-name="Table_20_Contents">Implemmentation of node's interfaces with CAN hardware abstraction layer in the target MCU.</text:p>
          </table:table-cell>
        </table:table-row>
        <table:table-row>
          <table:table-cell table:style-name="Table11.A1" office:value-type="string">
            <text:p text:style-name="Table_20_Contents"><text:span text:style-name="Source_20_Text">cog_comgen_CAN_NWID_NODEID_core.h</text:span></text:p>
          </table:table-cell>
          <table:table-cell table:style-name="Table11.A1" office:value-type="string">
            <text:p text:style-name="Table_20_Contents">Header for the node's CAN core functionality.</text:p>
          </table:table-cell>
        </table:table-row>
        <table:table-row>
          <table:table-cell table:style-name="Table11.A1" office:value-type="string">
            <text:p text:style-name="Table_20_Contents"><text:span text:style-name="Source_20_Text">cog_comgen_CAN_NWID_NODEID_core.c</text:span></text:p>
          </table:table-cell>
          <table:table-cell table:style-name="Table11.A1" office:value-type="string">
            <text:p text:style-name="Table_20_Contents">Implementation of the node's CAN core functionality.</text:p>
          </table:table-cell>
        </table:table-row>
        <table:table-row>
          <table:table-cell table:style-name="Table11.A1" office:value-type="string">
            <text:p text:style-name="Table_20_Contents"><text:span text:style-name="Source_20_Text">comgen_CAN_NWID_NODEID_callbacks.h</text:span></text:p>
          </table:table-cell>
          <table:table-cell table:style-name="Table11.A1" office:value-type="string">
            <text:p text:style-name="Table_20_Contents">Header for the node's callbacks</text:p>
          </table:table-cell>
        </table:table-row>
        <table:table-row>
          <table:table-cell table:style-name="Table11.A1" office:value-type="string">
            <text:p text:style-name="Table_20_Contents"><text:span text:style-name="Source_20_Text">comgen_CAN_NWID_NODEID_callbacks.c</text:span></text:p>
          </table:table-cell>
          <table:table-cell table:style-name="Table11.A1" office:value-type="string">
            <text:p text:style-name="Table_20_Contents">Implementation of the node's callbacks</text:p>
          </table:table-cell>
        </table:table-row>
      </table:table>
      <text:h text:style-name="Heading_20_2" text:outline-level="2"><text:bookmark-start text:name="__RefHeading___Toc1949_4061275778"/><text:bookmark text:name="source-code-names-optimization"/>Source Code Names Optimization<text:bookmark-end text:name="__RefHeading___Toc1949_4061275778"/></text:h>
      <text:p text:style-name="Text_20_body">In order to avoid generating source code with long (and probably cumbersome) names (file names plus symbols names inside them). A name "optimization" is available. This optimization is only active if parameter <text:span text:style-name="Source_20_Text">CAN_gen_file_full_names</text:span> is set to FALSE.</text:p>
      <text:p text:style-name="Text_20_body">If only one network is defined in the project then the NWID wildcard will be replaced by an empty string rather than the network's ID (if only one network is defined then there is no need to generate multiple network specific files and hence there is no need to disntinguish between the files and symbol names like in the case of having multiple networks).</text:p>
      <text:p text:style-name="Text_20_body">If only one node is generated in a given network, the corresponding NODEID wildcard will be replaced by an empty string rather than the node's name. Similar logic as in the NWID optimization is appliced (no need to distinguish symbols for several nodes).</text:p>
      <text:p text:style-name="Text_20_body">For example, if only one network (network id: "CT") is defined in the project and only a single node ["NODE_1"] is selected for generation, the file <text:span text:style-name="Source_20_Text">comgen_CAN_NWID_NODEID_node_network.h</text:span>will be generated with the name <text:span text:style-name="Source_20_Text">comgen_CAN_network.h</text:span>. However, if parameter <text:span text:style-name="Source_20_Text">CAN_gen_file_full_names</text:span> is set to TRUE, the optmization won't take place and the generated file will have its full name: <text:span text:style-name="Source_20_Text">comgen_CAN_CT_NODE_1_node_network.h</text:span>.</text:p>
      <text:p text:style-name="Text_20_body"><text:span text:style-name="Strong_20_Emphasis">Note:</text:span> Optimization is also applied to the defined symbols within the generated files as required.</text:p>
      <text:h text:style-name="Heading_20_1" text:outline-level="1"><text:bookmark-start text:name="__RefHeading___Toc1951_4061275778"/><text:bookmark text:name="integration-in-target-project"/>Integration in Target Project<text:bookmark-end text:name="__RefHeading___Toc1951_4061275778"/></text:h>
      <text:p text:style-name="Text_20_body">The integration needs to be done in a per-node basis. This means, each generated node needs to be integrated in the target's project. Hence, the hardware abstraction layer needs to be also defined per each node.</text:p>
      <text:p text:style-name="Text_20_body"><text:soft-page-break/>It is assumed that a single node will own/use a single CAN peripheral in the target MCU. For example, if two nodes are generated for a single network then two CAN peripherals are required in the MCU, one per each node. However and even though this is the intention, user may decide to use one CAN peripheral for multiple nodes (not recommended).</text:p>
      <text:h text:style-name="Heading_20_2" text:outline-level="2"><text:bookmark-start text:name="__RefHeading___Toc1953_4061275778"/><text:bookmark text:name="initialization"/>Initialization<text:bookmark-end text:name="__RefHeading___Toc1953_4061275778"/></text:h>
      <text:p text:style-name="Text_20_body">Function <text:span text:style-name="Source_20_Text">can_NWID_NODEID_coreInit()</text:span> needs to be called during initialization phase of the SW. Header <text:span text:style-name="Source_20_Text">comgen_CAN_NWID_NODEID_core.h</text:span> needs to be included in order to import this function.</text:p>
      <text:h text:style-name="Heading_20_2" text:outline-level="2"><text:bookmark-start text:name="__RefHeading___Toc1955_4061275778"/><text:bookmark text:name="hal-integration"/>HAL Integration<text:bookmark-end text:name="__RefHeading___Toc1955_4061275778"/></text:h>
      <text:p text:style-name="Text_20_body">For each node, a HAL integration is required for the reception and also for the transmission part of the code.</text:p>
      <text:h text:style-name="Heading_20_3" text:outline-level="3"><text:bookmark-start text:name="__RefHeading___Toc1957_4061275778"/><text:bookmark text:name="hal-integration-for-reception"/>HAL integration for reception<text:bookmark-end text:name="__RefHeading___Toc1957_4061275778"/></text:h>
      <text:p text:style-name="Text_20_body">Following tasks are required in order to integrate the reception of CAN messages with the MCU's HAL (these steps need to be performed for each generated node):</text:p>
      <text:list xml:id="list1747175051" text:style-name="L34">
        <text:list-item>
          <text:p text:style-name="P100">Function <text:span text:style-name="Source_20_Text">can_NWID_NODEID_HALreceiveMsg()</text:span> needs to be invoked within the HAL function that signals the reception of a CAN message for the associated CAN peripheral (typically within ISR context). If multiple nodes are generated, each of the generated functions need to be invoked from the corresponding CAN peripherals.</text:p>
          <text:p text:style-name="P100">Following arguments need to be provided:</text:p>
          <text:list>
            <text:list-item>
              <text:p text:style-name="P100"><text:span text:style-name="Source_20_Text">msg_id</text:span>: an unsigned integer containing the received message id (either and standard or an extended id value).</text:p>
            </text:list-item>
            <text:list-item>
              <text:p text:style-name="P100"><text:span text:style-name="Source_20_Text">data_in</text:span>: a byte-pointer pointing to the place where the received data resides from the HAL layer. Data will be copied from this pointer into the generated reception data buffer <text:span text:style-name="Source_20_Text">can_NWID_NODEID_RxDataBuffer</text:span>.</text:p>
            </text:list-item>
            <text:list-item>
              <text:p text:style-name="P100"><text:span text:style-name="Source_20_Text">data_len</text:span>: Length (number of bytes) of the received data. The data copy operation from the HAL to the reception buffer will be done for this amount of bytes in the case that the message is a valid rx message for the node.</text:p>
            </text:list-item>
          </text:list>
        </text:list-item>
      </text:list>
      <text:p text:style-name="Text_20_body">This function will first perform a search in order to determine if the received message id belongs to the node (its a suscribed message for the node). If it is then the received data will be copied to the reception buffer, corresponding message available flags will be set and the message reception callback will be invoked.</text:p>
      <text:list xml:id="list3523028653" text:style-name="L35">
        <text:list-item>
          <text:p text:style-name="P101">Write user-defined code within the reception message callback <text:span text:style-name="Source_20_Text">can_NWID_NODEID_MESSAGEID_rx_callback()</text:span> as needed. MESSAGEID corresponds to <text:soft-page-break/>the received message name. These callbacks are defined in file <text:span text:style-name="Source_20_Text">comgen_CAN_NWID_NODEID_callbacks.c</text:span>.</text:p>
          <text:p text:style-name="P101"><text:span text:style-name="Strong_20_Emphasis">Note:</text:span> If function <text:span text:style-name="Source_20_Text">can_NWID_NODEID_HALreceiveMsg()</text:span>is called wihin ISR context, then the callbacks will be also called within ISR context so the user code shall be as small as possible.</text:p>
          <text:p text:style-name="P101">Is also possible to poll for the reception of messages based on their available flags (in case user doesn't want to use the callbacks directly).</text:p>
        </text:list-item>
        <text:list-item>
          <text:p text:style-name="P101">Consume message's available flags (polling for received messages) if required.</text:p>
        </text:list-item>
      </text:list>
      <text:h text:style-name="Heading_20_3" text:outline-level="3" text:is-list-header="true"><text:bookmark-start text:name="__RefHeading___Toc1959_4061275778"/><text:bookmark text:name="hal-integration-for-transmission"/>HAL integration for transmission<text:bookmark-end text:name="__RefHeading___Toc1959_4061275778"/></text:h>
      <text:p text:style-name="Text_20_body">Following tasks are required in order to integrate the transmission of CAN messages with the MCU's HAL:</text:p>
      <text:list xml:id="list3009146538" text:style-name="L36">
        <text:list-item>
          <text:p text:style-name="P102">Implement CAN HAL transmission. This means instrumenting code within function <text:span text:style-name="Source_20_Text">can_NWID_NODE_1_HALtransmitMsg</text:span>.</text:p>
          <text:p text:style-name="P102">HAL code to trigger a CAN message transmission by the associated CAN peripheral shall be put inside the body of this function. Data regarding the message to be transmitted can be taken from the provided argument <text:span text:style-name="Source_20_Text">msg_info</text:span> as follows.</text:p>
          <text:list>
            <text:list-item>
              <text:p text:style-name="P102">Message id to be transmitted can be extracted from <text:span text:style-name="Source_20_Text">msg_info-&gt;id</text:span>.</text:p>
            </text:list-item>
            <text:list-item>
              <text:p text:style-name="P102">Message length to be transmitted can be extracted from <text:span text:style-name="Source_20_Text">msg_info-&gt;fields.len</text:span>.</text:p>
            </text:list-item>
            <text:list-item>
              <text:p text:style-name="P102">Message data to be transmitted can be taken from <text:span text:style-name="Source_20_Text">msg_info-&gt;data</text:span>. <text:span text:style-name="Source_20_Text">msg_info-&gt;data</text:span> is a pointer to a byte array. Hence, individual bytes can be accessed using <text:span text:style-name="Source_20_Text">msg_info-&gt;data[i]</text:span> (where <text:span text:style-name="Source_20_Text">i</text:span> is the desired byte index) or simply use <text:span text:style-name="Source_20_Text">msg_info-&gt;data</text:span> to point to the beginning of the array containing the transmission data.</text:p>
            </text:list-item>
            <text:list-item>
              <text:p text:style-name="P102">Indication of extended id can be taken from <text:span text:style-name="Source_20_Text">msg_info-&gt;fields.is_extended_id</text:span>. This is a boolean value with <text:span text:style-name="Source_20_Text">1</text:span> indicating that the message has an extended id and <text:span text:style-name="Source_20_Text">0</text:span> if it has an standard id.</text:p>
            </text:list-item>
          </text:list>
        </text:list-item>
        <text:list-item>
          <text:p text:style-name="P102">Invoke callback for message transmission confirmation from HAL. Function <text:span text:style-name="Source_20_Text">can_CT_NODE_1_HALconfirmTxMsg()</text:span> needs to be called within the HAL function that signals the confirmation of the latest CAN message transmission. This function does't require any argument.</text:p>
        </text:list-item>
      </text:list>
      <text:h text:style-name="Heading_20_1" text:outline-level="1" text:is-list-header="true"><text:bookmark-start text:name="__RefHeading___Toc1961_4061275778"/><text:bookmark text:name="application-usage"/><text:soft-page-break/>Application Usage<text:bookmark-end text:name="__RefHeading___Toc1961_4061275778"/></text:h>
      <text:h text:style-name="Heading_20_2" text:outline-level="2"><text:bookmark-start text:name="__RefHeading___Toc1963_4061275778"/><text:bookmark text:name="data-structures"/>Data Structures<text:bookmark-end text:name="__RefHeading___Toc1963_4061275778"/></text:h>
      <text:h text:style-name="Heading_20_3" text:outline-level="3"><text:bookmark-start text:name="__RefHeading___Toc1965_4061275778"/><text:bookmark text:name="messageand39s-data-structures"/>Message's data structures<text:bookmark-end text:name="__RefHeading___Toc1965_4061275778"/></text:h>
      <text:p text:style-name="Text_20_body">A data structure is generated for each message within file <text:span text:style-name="Source_20_Text">cog_comgen_CAN_NWID_network.h</text:span>. The purpose of this structure is to faciliate the access of the signals defined in such message.</text:p>
      <text:p text:style-name="Text_20_body"><text:span text:style-name="Strong_20_Emphasis">IMPORTANT:</text:span> For all examples here following assumptions are made:</text:p>
      <text:list xml:id="list3445061345" text:style-name="L37">
        <text:list-item>
          <text:p text:style-name="P115">Target MCU is little endian </text:p>
        </text:list-item>
        <text:list-item>
          <text:p text:style-name="P103">Compiler is set in a way that the structures are "packed", this means no memory alignment is performed between fields but rather the compiler reduces the structure size as much as possible. For example, this is achieved in gcc by using the compiler directive <text:span text:style-name="Source_20_Text">__attribute__((packed))</text:span> after the <text:span text:style-name="Source_20_Text">struct</text:span> keyword. </text:p>
        </text:list-item>
      </text:list>
      <text:p text:style-name="Text_20_body">The data structure generated for each message is an <text:span text:style-name="Source_20_Text">union</text:span> having on the one hand an <text:span text:style-name="Source_20_Text">struct</text:span> (called <text:span text:style-name="Source_20_Text">s</text:span>) defining the message's signals as fields of it according to their layout information and on the other hand a byte-array (named <text:span text:style-name="Source_20_Text">all</text:span>) of lenght equal to the message's length in order to provide raw access to the message's data.</text:p>
      <text:p text:style-name="Preformatted_20_Text"><text:span text:style-name="Source_20_Text">typedef union{</text:span></text:p>
      <text:p text:style-name="Preformatted_20_Text"><text:span text:style-name="Source_20_Text"><text:s text:c="4"/>struct __attribute__((packed)){</text:span></text:p>
      <text:p text:style-name="Preformatted_20_Text"><text:span text:style-name="Source_20_Text"><text:s text:c="8"/>/* signal(s) fields following layout */</text:span></text:p>
      <text:p text:style-name="Preformatted_20_Text"><text:span text:style-name="Source_20_Text"><text:s text:c="4"/>} s;</text:span></text:p>
      <text:p text:style-name="Preformatted_20_Text"><text:span text:style-name="Source_20_Text"><text:s text:c="4"/>uint8_t all[kCAN_CT_msgLen_MESSAGENAME];</text:span></text:p>
      <text:p text:style-name="P56"><text:span text:style-name="Source_20_Text">}S_MESSAGENAME;</text:span></text:p>
      <text:p text:style-name="Text_20_body">Wildcard MESSAGENAME corresponds to the defined message name.</text:p>
      <text:h text:style-name="Heading_20_4" text:outline-level="4"><text:bookmark-start text:name="__RefHeading___Toc1967_4061275778"/><text:bookmark text:name="cannonical-and-non-cannonical-signalsmessages"/>Cannonical and Non-Cannonical Signals/Messages<text:bookmark-end text:name="__RefHeading___Toc1967_4061275778"/></text:h>
      <text:p text:style-name="Text_20_body">The generated structure <text:span text:style-name="Source_20_Text">s</text:span> can be either a bitfield or a regular structure depending on the layout of the message's signals.</text:p>
      <text:p text:style-name="Text_20_body">If all the signals of the message are <text:span text:style-name="Emphasis">cannonical</text:span> then a regular structure is generated (not a bitfield).</text:p>
      <text:p text:style-name="Text_20_body">If at least one signal is <text:span text:style-name="Emphasis">non-cannonical</text:span> then a bitfield is generated within structure <text:span text:style-name="Source_20_Text">s</text:span> to model the different signals.</text:p>
      <text:p text:style-name="Text_20_body">A signal is defined as <text:span text:style-name="Emphasis">cannonical</text:span> if its starting bit is a multiple of 8 (meaning that the signal starts at an exact byte position) and if its length is also multiple of 8 (the signal length occupies full byte(s)). If this is not met, then the signal is considered <text:span text:style-name="Emphasis">non-cannonical</text:span>.</text:p>
      <text:p text:style-name="Text_20_body">A <text:span text:style-name="Emphasis">message</text:span> is cannonical if all of its signals are cannonical and is non-cannonical if at least one of its signals is non-cannonical.</text:p>
      <text:p text:style-name="Text_20_body"><text:soft-page-break/>Example of cannonical message:</text:p>
      <text:list xml:id="list2577796920" text:style-name="L38">
        <text:list-item>
          <text:p text:style-name="P104">Message:</text:p>
          <text:list>
            <text:list-item>
              <text:p text:style-name="P104">Name: MESSAGE1</text:p>
            </text:list-item>
            <text:list-item>
              <text:p text:style-name="P104">Length: 8 bytes</text:p>
            </text:list-item>
          </text:list>
        </text:list-item>
        <text:list-item>
          <text:p text:style-name="P104">MESSAGE1 signals:</text:p>
          <text:list>
            <text:list-item>
              <text:p text:style-name="P104">Signal_11: (start bit = 0, start byte = 0, length = 8)</text:p>
            </text:list-item>
            <text:list-item>
              <text:p text:style-name="P104">Signal_12: (start bit = 0, start byte = 1, length = 16)</text:p>
            </text:list-item>
            <text:list-item>
              <text:p text:style-name="P104">Signal_13: (start bit = 0, start byte = 3, length = 8)</text:p>
            </text:list-item>
            <text:list-item>
              <text:p text:style-name="P104">Signal_14: (start bit = 0, start byte = 4, length = 8)</text:p>
            </text:list-item>
          </text:list>
        </text:list-item>
      </text:list>
      <text:p text:style-name="Text_20_body">The generated structure <text:span text:style-name="Source_20_Text">s</text:span> for MESSAGE1 will look as follows:</text:p>
      <text:p text:style-name="Preformatted_20_Text"><text:span text:style-name="Source_20_Text"><text:s text:c="4"/>struct {</text:span></text:p>
      <text:p text:style-name="Preformatted_20_Text"><text:span text:style-name="Source_20_Text"><text:s text:c="8"/>uint8_t Signal_11;</text:span></text:p>
      <text:p text:style-name="Preformatted_20_Text"><text:span text:style-name="Source_20_Text"><text:s text:c="8"/>uint16_t Signal_12;</text:span></text:p>
      <text:p text:style-name="Preformatted_20_Text"><text:span text:style-name="Source_20_Text"><text:s text:c="8"/>uint8_t Signal_13;</text:span></text:p>
      <text:p text:style-name="Preformatted_20_Text"><text:span text:style-name="Source_20_Text"><text:s text:c="8"/>uint8_t Signal_14;</text:span></text:p>
      <text:p text:style-name="P56"><text:span text:style-name="Source_20_Text"><text:s text:c="4"/>} s;</text:span></text:p>
      <text:p text:style-name="Text_20_body">Example of non-cannonical message:</text:p>
      <text:list xml:id="list742392575" text:style-name="L39">
        <text:list-item>
          <text:p text:style-name="P105">Message:</text:p>
          <text:list>
            <text:list-item>
              <text:p text:style-name="P105">Name: MESSAGE2</text:p>
            </text:list-item>
            <text:list-item>
              <text:p text:style-name="P105">Length: 8 bytes</text:p>
            </text:list-item>
          </text:list>
        </text:list-item>
        <text:list-item>
          <text:p text:style-name="P105">MESSAGE2 signals:</text:p>
          <text:list>
            <text:list-item>
              <text:p text:style-name="P105">Signal_21: (start bit = 0, start byte = 0, length = 8)</text:p>
            </text:list-item>
            <text:list-item>
              <text:p text:style-name="P105">Signal_22: (start bit = 0, start byte = 1, <text:span text:style-name="Strong_20_Emphasis">length = 7</text:span>)</text:p>
            </text:list-item>
            <text:list-item>
              <text:p text:style-name="P105">Signal_23: (start bit = 0, start byte = 3, length = 8)</text:p>
            </text:list-item>
            <text:list-item>
              <text:p text:style-name="P105">Signal_24: (start bit = 0, start byte = 4, length = 8)</text:p>
            </text:list-item>
          </text:list>
        </text:list-item>
      </text:list>
      <text:p text:style-name="Text_20_body">Since signal Signal_22 is non-cannonical, a bitfield will be generated. The resulting structure <text:span text:style-name="Source_20_Text">s</text:span> for MESSAGE2 will look then as follows:</text:p>
      <text:p text:style-name="Preformatted_20_Text"><text:span text:style-name="Source_20_Text"><text:s text:c="4"/>struct {</text:span></text:p>
      <text:p text:style-name="Preformatted_20_Text"><text:span text:style-name="Source_20_Text"><text:s text:c="8"/>uint8_t Signal_21 : 8;</text:span></text:p>
      <text:p text:style-name="Preformatted_20_Text"><text:span text:style-name="Source_20_Text"><text:s text:c="8"/>uint8_t Signal_22 : 7;</text:span></text:p>
      <text:p text:style-name="Preformatted_20_Text"><text:span text:style-name="Source_20_Text"><text:s text:c="8"/>uint8_t reserved_0 : 1;</text:span></text:p>
      <text:p text:style-name="Preformatted_20_Text"><text:span text:style-name="Source_20_Text"><text:s text:c="8"/>uint8_t reserved_1 : 8;</text:span></text:p>
      <text:p text:style-name="Preformatted_20_Text"><text:span text:style-name="Source_20_Text"><text:s text:c="8"/>uint8_t Signal_23 : 8;</text:span></text:p>
      <text:p text:style-name="Preformatted_20_Text"><text:span text:style-name="Source_20_Text"><text:s text:c="8"/>uint8_t Signal_24 : 8;</text:span></text:p>
      <text:p text:style-name="Preformatted_20_Text"><text:span text:style-name="Source_20_Text"><text:s text:c="8"/>uint8_t reserved_2 : 8;</text:span></text:p>
      <text:p text:style-name="Preformatted_20_Text"><text:soft-page-break/><text:span text:style-name="Source_20_Text"><text:s text:c="8"/>uint8_t reserved_3 : 8;</text:span></text:p>
      <text:p text:style-name="Preformatted_20_Text"><text:span text:style-name="Source_20_Text"><text:s text:c="8"/>uint8_t reserved_4 : 8;</text:span></text:p>
      <text:p text:style-name="P56"><text:span text:style-name="Source_20_Text"><text:s text:c="4"/>} s;</text:span></text:p>
      <text:p text:style-name="Text_20_body">Notice the inserted reserved fields which correspond to empty space in the message.</text:p>
      <text:h text:style-name="Heading_20_4" text:outline-level="4"><text:bookmark-start text:name="__RefHeading___Toc1969_4061275778"/><text:bookmark text:name="signal-fragmentation"/>Signal Fragmentation<text:bookmark-end text:name="__RefHeading___Toc1969_4061275778"/></text:h>
      <text:p text:style-name="Text_20_body">If a signal:</text:p>
      <text:list xml:id="list3342121920" text:style-name="L40">
        <text:list-item>
          <text:p text:style-name="P106">Is non-cannonical</text:p>
        </text:list-item>
        <text:list-item>
          <text:p text:style-name="P106">Is cannonical but its length is greater than 8 bits <text:span text:style-name="Strong_20_Emphasis">and</text:span> doesn't exactly match the size of the compiler's basic data types (8, 16, 32 or 64 bits for gcc compiler) then the signal will need to be <text:span text:style-name="Strong_20_Emphasis">fragmented</text:span> within the structure <text:span text:style-name="Emphasis">s</text:span>.</text:p>
        </text:list-item>
      </text:list>
      <text:p text:style-name="Text_20_body">If a signal gets fragmented it can no longer be accessed by a single field within the structure <text:span text:style-name="Source_20_Text">s</text:span> but the access will need to be performed individually per each generated fragment (or can be accessed via access <text:span text:style-name="Emphasis">macros</text:span> explained in further sections).</text:p>
      <text:p text:style-name="Text_20_body">Examples of non-cannonical signals fragmentations:</text:p>
      <text:list xml:id="list3401677442" text:style-name="L41">
        <text:list-item>
          <text:p text:style-name="P107">Message:</text:p>
          <text:list>
            <text:list-item>
              <text:p text:style-name="P107">Name: MESSAGE3</text:p>
            </text:list-item>
            <text:list-item>
              <text:p text:style-name="P107">Length: 8 bytes</text:p>
            </text:list-item>
          </text:list>
        </text:list-item>
        <text:list-item>
          <text:p text:style-name="P107">MESSAGE2 signals:</text:p>
          <text:list>
            <text:list-item>
              <text:p text:style-name="P107">Signal_31: (<text:span text:style-name="Strong_20_Emphasis">start bit = 1</text:span>, start byte = 0, length = 8)</text:p>
            </text:list-item>
            <text:list-item>
              <text:p text:style-name="P107">Signal_32: (start bit = 0, start byte = 2, <text:span text:style-name="Strong_20_Emphasis">length = 15</text:span>)</text:p>
            </text:list-item>
          </text:list>
        </text:list-item>
      </text:list>
      <text:p text:style-name="Text_20_body">Signals Signal_31 and Signal_32 are non-cannonical so they need to get fragmented. The resulting structure <text:span text:style-name="Source_20_Text">s</text:span> for MESSAGE3 will look as follows:</text:p>
      <text:p text:style-name="Preformatted_20_Text"><text:span text:style-name="Source_20_Text"><text:s text:c="4"/>struct {</text:span></text:p>
      <text:p text:style-name="Preformatted_20_Text"><text:span text:style-name="Source_20_Text"><text:s text:c="8"/>uint8_t reserved_0 : 1;</text:span></text:p>
      <text:p text:style-name="Preformatted_20_Text"><text:span text:style-name="Source_20_Text"><text:s text:c="8"/>uint8_t Signal_31_0 : 7;</text:span></text:p>
      <text:p text:style-name="Preformatted_20_Text"><text:span text:style-name="Source_20_Text"><text:s text:c="8"/>uint8_t Signal_31_1 : 1;</text:span></text:p>
      <text:p text:style-name="Preformatted_20_Text"><text:span text:style-name="Source_20_Text"><text:s text:c="8"/>uint8_t reserved_1 : 7;</text:span></text:p>
      <text:p text:style-name="Preformatted_20_Text"><text:span text:style-name="Source_20_Text"><text:s text:c="8"/>uint8_t Signal_32_0 : 8;</text:span></text:p>
      <text:p text:style-name="Preformatted_20_Text"><text:span text:style-name="Source_20_Text"><text:s text:c="8"/>uint8_t Signal_32_1 : 7;</text:span></text:p>
      <text:p text:style-name="Preformatted_20_Text"><text:span text:style-name="Source_20_Text"><text:s text:c="8"/>uint8_t reserved_2 : 1;</text:span></text:p>
      <text:p text:style-name="Preformatted_20_Text"><text:span text:style-name="Source_20_Text"><text:s text:c="8"/>uint8_t reserved_3 : 8;</text:span></text:p>
      <text:p text:style-name="Preformatted_20_Text"><text:span text:style-name="Source_20_Text"><text:s text:c="8"/>uint8_t reserved_4 : 8;</text:span></text:p>
      <text:p text:style-name="Preformatted_20_Text"><text:span text:style-name="Source_20_Text"><text:s text:c="8"/>uint8_t reserved_5 : 8;</text:span></text:p>
      <text:p text:style-name="Preformatted_20_Text"><text:span text:style-name="Source_20_Text"><text:s text:c="8"/>uint8_t reserved_6 : 8;</text:span></text:p>
      <text:p text:style-name="P56"><text:span text:style-name="Source_20_Text"><text:s text:c="4"/>} s;</text:span></text:p>
      <text:p text:style-name="Text_20_body">Notice that each signal fragment gets a suffix <text:span text:style-name="Source_20_Text">_x</text:span> where x indicates the fragment number.</text:p>
      <text:p text:style-name="Text_20_body"><text:soft-page-break/>Example of cannonical signals fragmentation:</text:p>
      <text:list xml:id="list802268442" text:style-name="L42">
        <text:list-item>
          <text:p text:style-name="P108">Message:</text:p>
          <text:list>
            <text:list-item>
              <text:p text:style-name="P108">Name: MESSAGE4</text:p>
            </text:list-item>
            <text:list-item>
              <text:p text:style-name="P108">Length: 8 bytes</text:p>
            </text:list-item>
          </text:list>
        </text:list-item>
        <text:list-item>
          <text:p text:style-name="P108">MESSAGE4 signals:</text:p>
          <text:list>
            <text:list-item>
              <text:p text:style-name="P108">Signal_41: (start bit = 0, start byte = 0, <text:span text:style-name="Strong_20_Emphasis">length = 24</text:span>)</text:p>
            </text:list-item>
            <text:list-item>
              <text:p text:style-name="P108">Signal_42: (start bit = 0, start byte = 3, <text:span text:style-name="Strong_20_Emphasis">length = 40</text:span>)</text:p>
            </text:list-item>
          </text:list>
        </text:list-item>
      </text:list>
      <text:p text:style-name="Text_20_body">Signals Signal_41 and Signal_42 are cannonical, however, their sizes do not match the size of a basic data type so they need to get fragmented. The resulting structure <text:span text:style-name="Source_20_Text">s</text:span> for MESSAGE4 will look as follows:</text:p>
      <text:p text:style-name="Preformatted_20_Text"><text:span text:style-name="Source_20_Text"><text:s text:c="4"/>struct {</text:span></text:p>
      <text:p text:style-name="Preformatted_20_Text"><text:span text:style-name="Source_20_Text"><text:s text:c="8"/>uint16_t Signal_41_0;</text:span></text:p>
      <text:p text:style-name="Preformatted_20_Text"><text:span text:style-name="Source_20_Text"><text:s text:c="8"/>uint8_t Signal_41_1;</text:span></text:p>
      <text:p text:style-name="Preformatted_20_Text"><text:span text:style-name="Source_20_Text"><text:s text:c="8"/>uint32_t Signal_42_0;</text:span></text:p>
      <text:p text:style-name="Preformatted_20_Text"><text:span text:style-name="Source_20_Text"><text:s text:c="8"/>uint8_t Signal_42_1;</text:span></text:p>
      <text:p text:style-name="P56"><text:span text:style-name="Source_20_Text"><text:s text:c="4"/>} s;</text:span></text:p>
      <text:p text:style-name="Text_20_body">Notice that each signal fragment gets a suffix <text:span text:style-name="Source_20_Text">_x</text:span> where x indicates the fragment number and that no bit-field is generated since MESSAGE4 is a cannonical message. <text:span text:style-name="Strong_20_Emphasis">Note:</text:span> the generator tries to reduce the number of fragments as possible trying to then chose the bigger possible fragment sizes.</text:p>
      <text:p text:style-name="Text_20_body">If a signal is defined as an <text:span text:style-name="Strong_20_Emphasis">array</text:span> (currently only byte-arrays are supported) and if its conveyor message is also cannonical, then a regular array will be generated in structure <text:span text:style-name="Source_20_Text">s</text:span>. Otherwise the array signal will get exploded into fragments corresponding to a byte each one.</text:p>
      <text:p text:style-name="Text_20_body"><text:span text:style-name="Strong_20_Emphasis">Note:</text:span> A signal of array type shall always be cannonical, it is not allowed to define an array signal starting at a bit position not multiple of a byte or for it to have a length not multiple of 8.</text:p>
      <text:p text:style-name="Text_20_body">Example of an array signal in a cannonical message:</text:p>
      <text:list xml:id="list3106931103" text:style-name="L43">
        <text:list-item>
          <text:p text:style-name="P109">Message:</text:p>
          <text:list>
            <text:list-item>
              <text:p text:style-name="P109">Name: MESSAGE5</text:p>
            </text:list-item>
            <text:list-item>
              <text:p text:style-name="P109">Length: 7 bytes</text:p>
            </text:list-item>
          </text:list>
        </text:list-item>
        <text:list-item>
          <text:p text:style-name="P109">MESSAGE5 signals:</text:p>
          <text:list>
            <text:list-item>
              <text:p text:style-name="P109">Signal_51: (start bit = 0, start byte = 0, <text:span text:style-name="Strong_20_Emphasis">length = 32</text:span>, <text:span text:style-name="Strong_20_Emphasis">type = array</text:span>)</text:p>
            </text:list-item>
            <text:list-item>
              <text:p text:style-name="P109">Signal_52: (start bit = 0, start byte = 4, length = 24, type = scalar)</text:p>
            </text:list-item>
          </text:list>
        </text:list-item>
      </text:list>
      <text:p text:style-name="Text_20_body">Signals Signal_51 and Signal_52 are cannonical, hence message is cannonical. Signal Signal_52 needs to get fragmented. The resulting structure <text:span text:style-name="Source_20_Text">s</text:span> for MESSAGE5 will look as follows:</text:p>
      <text:p text:style-name="Preformatted_20_Text"><text:span text:style-name="Source_20_Text"><text:s text:c="4"/>struct {</text:span></text:p>
      <text:p text:style-name="Preformatted_20_Text"><text:span text:style-name="Source_20_Text"><text:s text:c="8"/>uint8_t Signal_51[4];</text:span></text:p>
      <text:p text:style-name="Preformatted_20_Text"><text:soft-page-break/><text:span text:style-name="Source_20_Text"><text:s text:c="8"/>uint16_t Signal_52_0;</text:span></text:p>
      <text:p text:style-name="Preformatted_20_Text"><text:span text:style-name="Source_20_Text"><text:s text:c="8"/>uint8_t Signal_52_1;</text:span></text:p>
      <text:p text:style-name="P56"><text:span text:style-name="Source_20_Text"><text:s text:c="4"/>} s;</text:span></text:p>
      <text:p text:style-name="Text_20_body">Example of an array signal in a non-cannonical message:</text:p>
      <text:list xml:id="list1383693350" text:style-name="L44">
        <text:list-item>
          <text:p text:style-name="P110">Message:</text:p>
          <text:list>
            <text:list-item>
              <text:p text:style-name="P110">Name: MESSAGE6</text:p>
            </text:list-item>
            <text:list-item>
              <text:p text:style-name="P110">Length: 7 bytes</text:p>
            </text:list-item>
          </text:list>
        </text:list-item>
        <text:list-item>
          <text:p text:style-name="P110">MESSAGE6 signals:</text:p>
          <text:list>
            <text:list-item>
              <text:p text:style-name="P110">Signal_61: (start bit = 0, start byte = 0, <text:span text:style-name="Strong_20_Emphasis">length = 32</text:span>, <text:span text:style-name="Strong_20_Emphasis">type = array</text:span>)</text:p>
            </text:list-item>
            <text:list-item>
              <text:p text:style-name="P110">Signal_62: (start bit = 0, start byte = 4, <text:span text:style-name="Strong_20_Emphasis">length = 23</text:span>, type = scalar)</text:p>
            </text:list-item>
          </text:list>
        </text:list-item>
      </text:list>
      <text:p text:style-name="Text_20_body">Signal_62 is non-cannonical, hence message is non-cannonical. A bitfield will be generated and therefore, array signal Signal_61 gets exploded into fragments. The resulting structure <text:span text:style-name="Source_20_Text">s</text:span> for MESSAGE6 will look as follows:</text:p>
      <text:p text:style-name="Preformatted_20_Text"><text:span text:style-name="Source_20_Text"><text:s text:c="4"/>struct {</text:span></text:p>
      <text:p text:style-name="Preformatted_20_Text"><text:span text:style-name="Source_20_Text"><text:s text:c="8"/>uint8_t Signal_61_0 : 8;</text:span></text:p>
      <text:p text:style-name="Preformatted_20_Text"><text:span text:style-name="Source_20_Text"><text:s text:c="8"/>uint8_t Signal_61_1 : 8;</text:span></text:p>
      <text:p text:style-name="Preformatted_20_Text"><text:span text:style-name="Source_20_Text"><text:s text:c="8"/>uint8_t Signal_61_2 : 8;</text:span></text:p>
      <text:p text:style-name="Preformatted_20_Text"><text:span text:style-name="Source_20_Text"><text:s text:c="8"/>uint8_t Signal_61_3 : 8;</text:span></text:p>
      <text:p text:style-name="Preformatted_20_Text"><text:span text:style-name="Source_20_Text"><text:s text:c="8"/>uint8_t Signal_52_0 : 8;</text:span></text:p>
      <text:p text:style-name="Preformatted_20_Text"><text:span text:style-name="Source_20_Text"><text:s text:c="8"/>uint8_t Signal_52_1 : 8;</text:span></text:p>
      <text:p text:style-name="Preformatted_20_Text"><text:span text:style-name="Source_20_Text"><text:s text:c="8"/>uint8_t Signal_52_2 : 8;</text:span></text:p>
      <text:p text:style-name="P56"><text:span text:style-name="Source_20_Text"><text:s text:c="4"/>} s;</text:span></text:p>
      <text:p text:style-name="Text_20_body">The other element of the message's <text:span text:style-name="Source_20_Text">union</text:span> is just a simple array of bytes named <text:span text:style-name="Source_20_Text">all</text:span>. This is generated so that the user can modify the signals in a raw manner if desired.</text:p>
      <text:h text:style-name="Heading_20_3" text:outline-level="3"><text:bookmark-start text:name="__RefHeading___Toc1971_4061275778"/><text:bookmark text:name="signals-access-macros"/>Signals Access Macros<text:bookmark-end text:name="__RefHeading___Toc1971_4061275778"/></text:h>
      <text:p text:style-name="Text_20_body">A set of access macros are generated for each signal in the network within file <text:span text:style-name="Source_20_Text">cog_comgen_CAN_NWID_network.h</text:span>. These macros provide alternative means of accessing the signals (reading and writing) of the messages directly from their raw data instead of using the <text:span text:style-name="Source_20_Text">s</text:span> structures defined in previous section.</text:p>
      <text:p text:style-name="Text_20_body">If for some reason, the generated <text:span text:style-name="Source_20_Text">s</text:span> structure fields don't get properly packed then the macros can be used as alternatives since they do not depend on compiler's struct logic. Instead, the macros use type casting, masking and shiftings in order to access the signals.</text:p>
      <text:p text:style-name="Text_20_body">Another advantage of using these macros is that they do not face signal fragmentation situation. Meaning that regardless of the type of signal (except for array signals) a single macro can fully access it.</text:p>
      <text:p text:style-name="Text_20_body"><text:soft-page-break/>At the end is users decission which means of accessing the signals fits better its needs either by using the <text:span text:style-name="Source_20_Text">s</text:span> structure, the <text:span text:style-name="Source_20_Text">all</text:span> array or the access macros.</text:p>
      <text:h text:style-name="Heading_20_4" text:outline-level="4"><text:bookmark-start text:name="__RefHeading___Toc1973_4061275778"/><text:bookmark text:name="andquotextractandquot-signal-macros-read-from-any-provided-array"/>"Extract" signal macros (read from any provided array)<text:bookmark-end text:name="__RefHeading___Toc1973_4061275778"/></text:h>
      <text:p text:style-name="Text_20_body">Extract macros are generated for all non-array signals. These macros have the following naming convention:</text:p>
      <text:p text:style-name="Text_20_body"><text:span text:style-name="Source_20_Text">#define CAN_NWID_extract_SIGNALNAME(msg_buffer)</text:span></text:p>
      <text:p text:style-name="Text_20_body">The macro argument <text:span text:style-name="Source_20_Text">msg_buffer</text:span> is a pointer to an arbitrary array of bytes. The intention, however, is that this array has the same length as the signal's conveyor message and that the provided msg_buffer points always to the byte 'zero' of the array.</text:p>
      <text:p text:style-name="Text_20_body">Example:</text:p>
      <text:list xml:id="list172343003" text:style-name="L45">
        <text:list-item>
          <text:p text:style-name="P111">Message:</text:p>
          <text:list>
            <text:list-item>
              <text:p text:style-name="P111">Name: MESSAGE7</text:p>
            </text:list-item>
            <text:list-item>
              <text:p text:style-name="P111">Length: 3 bytes</text:p>
            </text:list-item>
          </text:list>
        </text:list-item>
        <text:list-item>
          <text:p text:style-name="P111">MESSAGE7 signals:</text:p>
          <text:list>
            <text:list-item>
              <text:p text:style-name="P111">Signal_71: (start bit = 0, start byte = 0, length = 8)</text:p>
            </text:list-item>
            <text:list-item>
              <text:p text:style-name="P111">Signal_72: (start bit = 0, start byte = 1, length = 7)</text:p>
            </text:list-item>
            <text:list-item>
              <text:p text:style-name="P111">Signal_73: (start bit = 0, start byte = 2, length = 1)</text:p>
            </text:list-item>
          </text:list>
        </text:list-item>
      </text:list>
      <text:p text:style-name="Text_20_body">Three extract macros will be generated:</text:p>
      <text:p text:style-name="Text_20_body"><text:span text:style-name="Source_20_Text">#define CAN_NWID_extract_Signal_71(msg_buffer)</text:span></text:p>
      <text:p text:style-name="Text_20_body"><text:span text:style-name="Source_20_Text">#define CAN_NWID_extract_Signal_72(msg_buffer)</text:span></text:p>
      <text:p text:style-name="Text_20_body"><text:span text:style-name="Source_20_Text">#define CAN_NWID_extract_Signal_73(msg_buffer)</text:span></text:p>
      <text:p text:style-name="Text_20_body">A typical usage will imply defining a byte array representing the received MESSAGE7 raw data:</text:p>
      <text:p text:style-name="Text_20_body"><text:span text:style-name="Source_20_Text">uint8_t MESSAGE7_data[3];</text:span></text:p>
      <text:p text:style-name="Text_20_body">This array <text:span text:style-name="Source_20_Text">MESSAGE7_data[3]</text:span> is expected to be updated with the raw received data. Once this is done, the extract macros can be used to read the individual signals from this array.</text:p>
      <text:p text:style-name="Preformatted_20_Text"><text:span text:style-name="Source_20_Text">void some_app_function()</text:span></text:p>
      <text:p text:style-name="Preformatted_20_Text"><text:span text:style-name="Source_20_Text">{</text:span></text:p>
      <text:p text:style-name="Preformatted_20_Text"><text:span text:style-name="Source_20_Text"><text:s text:c="2"/>uint8_t MESSAGE7_data[3]; /* Local array for raw data of MESSAGE7 */</text:span></text:p>
      <text:p text:style-name="Preformatted_20_Text"><text:span text:style-name="Source_20_Text"><text:s text:c="2"/>uint8_t my_Signal_71; /* Local variable for signal Signal_71 */</text:span></text:p>
      <text:p text:style-name="Preformatted_20_Text"><text:span text:style-name="Source_20_Text"><text:s text:c="2"/>uint8_t my_Signal_72; /* Local variable for signal Signal_72 */</text:span></text:p>
      <text:p text:style-name="Preformatted_20_Text"><text:span text:style-name="Source_20_Text"><text:s text:c="2"/>uint8_t my_Signal_73; /* Local variable for signal Signal_73 */</text:span></text:p>
      <text:p text:style-name="Preformatted_20_Text"/>
      <text:p text:style-name="Preformatted_20_Text"><text:span text:style-name="Source_20_Text"><text:s text:c="2"/>/* Code for updating MESSAGE7_data with the received data from CAN. */</text:span></text:p>
      <text:p text:style-name="Preformatted_20_Text"><text:span text:style-name="Source_20_Text"><text:s text:c="2"/>/* Refer to further sections for information about this operation. */</text:span></text:p>
      <text:p text:style-name="Preformatted_20_Text"><text:soft-page-break/><text:span text:style-name="Source_20_Text"><text:s text:c="2"/>/* ... */</text:span></text:p>
      <text:p text:style-name="Preformatted_20_Text"/>
      <text:p text:style-name="Preformatted_20_Text"><text:span text:style-name="Source_20_Text"><text:s text:c="2"/>/* Extracting signals from MESSAGE7_data array */</text:span></text:p>
      <text:p text:style-name="Preformatted_20_Text"><text:span text:style-name="Source_20_Text"><text:s text:c="2"/>my_Signal_71 = CAN_NWID_extract_Signal_71(MESSAGE7_data);</text:span></text:p>
      <text:p text:style-name="Preformatted_20_Text"><text:span text:style-name="Source_20_Text"><text:s text:c="2"/>my_Signal_72 = CAN_NWID_extract_Signal_72(MESSAGE7_data);</text:span></text:p>
      <text:p text:style-name="Preformatted_20_Text"><text:span text:style-name="Source_20_Text"><text:s text:c="2"/>// Also possible this way...</text:span></text:p>
      <text:p text:style-name="Preformatted_20_Text"><text:span text:style-name="Source_20_Text"><text:s text:c="2"/>my_Signal_73 = CAN_NWID_extract_Signal_73(&amp;MESSAGE7_data[0]); </text:span></text:p>
      <text:p text:style-name="Preformatted_20_Text"/>
      <text:p text:style-name="Preformatted_20_Text"><text:span text:style-name="Source_20_Text"><text:s text:c="2"/>/* Application code doing something with signals goes here */</text:span></text:p>
      <text:p text:style-name="Preformatted_20_Text"><text:span text:style-name="Source_20_Text"><text:s text:c="2"/>/* ... */</text:span></text:p>
      <text:p text:style-name="P56"><text:span text:style-name="Source_20_Text">}</text:span></text:p>
      <text:h text:style-name="Heading_20_4" text:outline-level="4"><text:bookmark-start text:name="__RefHeading___Toc1975_4061275778"/><text:bookmark text:name="andquotgetandquot-signal-macros-read-from-messageand39s-union"/>"Get" signal macros (read from message's <text:span text:style-name="Source_20_Text">union</text:span>)<text:bookmark-end text:name="__RefHeading___Toc1975_4061275778"/></text:h>
      <text:p text:style-name="Text_20_body">Get macros are generated for all non-array signals. These "get" macros are similar to the "extract" macros but instead of providing an arbitrary array, they expect the message's union as argument and they operate over the <text:span text:style-name="Source_20_Text">all</text:span> array.</text:p>
      <text:p text:style-name="Text_20_body">These macros have the following naming convention:</text:p>
      <text:p text:style-name="Text_20_body"><text:span text:style-name="Source_20_Text">#define CAN_NWID_get_SIGNALNAME(msg_buffer)</text:span></text:p>
      <text:p text:style-name="Text_20_body">The macro argument <text:span text:style-name="Source_20_Text">msg_buffer</text:span> is a pointer to the conveyor's message union <text:span text:style-name="Source_20_Text">S_MESSAGENAME</text:span>. These macros indeed use the extract macros but they pass the <text:span text:style-name="Source_20_Text">msg_buffer.all</text:span> pointer to them:</text:p>
      <text:p text:style-name="Text_20_body"><text:span text:style-name="Source_20_Text">#define CAN_NWID_get_SIGNALNAME(msg_buffer)</text:span> <text:span text:style-name="Source_20_Text">(CAN_NWID_extract_SIGNALNAME(msg_buffer.all))</text:span></text:p>
      <text:p text:style-name="Text_20_body">Usage Example:</text:p>
      <text:list xml:id="list3714240058" text:style-name="L46">
        <text:list-item>
          <text:p text:style-name="P112">Message (same message 7 as used before):</text:p>
          <text:list>
            <text:list-item>
              <text:p text:style-name="P112">Name: MESSAGE7</text:p>
            </text:list-item>
            <text:list-item>
              <text:p text:style-name="P112">Length: 3 bytes</text:p>
            </text:list-item>
          </text:list>
        </text:list-item>
        <text:list-item>
          <text:p text:style-name="P112">MESSAGE7 signals:</text:p>
          <text:list>
            <text:list-item>
              <text:p text:style-name="P112">Signal_71: (start bit = 0, start byte = 0, length = 8)</text:p>
            </text:list-item>
            <text:list-item>
              <text:p text:style-name="P112">Signal_72: (start bit = 0, start byte = 1, length = 7)</text:p>
            </text:list-item>
            <text:list-item>
              <text:p text:style-name="P112">Signal_73: (start bit = 0, start byte = 2, length = 1)</text:p>
            </text:list-item>
          </text:list>
        </text:list-item>
      </text:list>
      <text:p text:style-name="Text_20_body">Three get macros will be generated:</text:p>
      <text:p text:style-name="Text_20_body"><text:span text:style-name="Source_20_Text">#define CAN_NWID_get_Signal_71(msg_buffer)</text:span></text:p>
      <text:p text:style-name="Text_20_body"><text:span text:style-name="Source_20_Text">#define CAN_NWID_get_Signal_72(msg_buffer)</text:span></text:p>
      <text:p text:style-name="Text_20_body"><text:span text:style-name="Source_20_Text">#define CAN_NWID_get_Signal_73(msg_buffer)</text:span></text:p>
      <text:p text:style-name="Text_20_body"><text:soft-page-break/>A message's <text:span text:style-name="Source_20_Text">S_MESSAGENAME</text:span> <text:span text:style-name="Source_20_Text">union</text:span> is expected to be defined in this case. The raw received data needs to get updated into the <text:span text:style-name="Source_20_Text">union</text:span> and then the get macros can be used over it.</text:p>
      <text:p text:style-name="Preformatted_20_Text"><text:span text:style-name="Source_20_Text">void some_app_function()</text:span></text:p>
      <text:p text:style-name="Preformatted_20_Text"><text:span text:style-name="Source_20_Text">{</text:span></text:p>
      <text:p text:style-name="Preformatted_20_Text"><text:span text:style-name="Source_20_Text"><text:s text:c="2"/>S_MESSAGE7 MESSAGE7_union; /* Local union for the data of MESSAGE7 */</text:span></text:p>
      <text:p text:style-name="Preformatted_20_Text"><text:span text:style-name="Source_20_Text"><text:s text:c="2"/>uint8_t my_Signal_71; /* Local variable for signal Signal_71 */</text:span></text:p>
      <text:p text:style-name="Preformatted_20_Text"><text:span text:style-name="Source_20_Text"><text:s text:c="2"/>uint8_t my_Signal_72; /* Local variable for signal Signal_72 */</text:span></text:p>
      <text:p text:style-name="Preformatted_20_Text"><text:span text:style-name="Source_20_Text"><text:s text:c="2"/>uint8_t my_Signal_73; /* Local variable for signal Signal_73 */</text:span></text:p>
      <text:p text:style-name="Preformatted_20_Text"/>
      <text:p text:style-name="Preformatted_20_Text"><text:span text:style-name="Source_20_Text"><text:s text:c="2"/>/* Code for updating MESSAGE7_union with the received data from CAN. */</text:span></text:p>
      <text:p text:style-name="Preformatted_20_Text"><text:span text:style-name="Source_20_Text"><text:s text:c="2"/>/* Refer to further sections for information about this operation. */</text:span></text:p>
      <text:p text:style-name="Preformatted_20_Text"><text:span text:style-name="Source_20_Text"><text:s text:c="2"/>/* ... */</text:span></text:p>
      <text:p text:style-name="Preformatted_20_Text"/>
      <text:p text:style-name="Preformatted_20_Text"><text:span text:style-name="Source_20_Text"><text:s text:c="2"/>/* Getting signals from MESSAGE7_union array */</text:span></text:p>
      <text:p text:style-name="Preformatted_20_Text"><text:span text:style-name="Source_20_Text"><text:s text:c="2"/>my_Signal_71 = CAN_NWID_get_Signal_71(MESSAGE7_union);</text:span></text:p>
      <text:p text:style-name="Preformatted_20_Text"><text:span text:style-name="Source_20_Text"><text:s text:c="2"/>my_Signal_72 = CAN_NWID_get_Signal_72(MESSAGE7_union);</text:span></text:p>
      <text:p text:style-name="Preformatted_20_Text"><text:span text:style-name="Source_20_Text"><text:s text:c="2"/>my_Signal_73 = CAN_NWID_get_Signal_73(MESSAGE7_union); </text:span></text:p>
      <text:p text:style-name="Preformatted_20_Text"/>
      <text:p text:style-name="Preformatted_20_Text"><text:span text:style-name="Source_20_Text"><text:s text:c="2"/>/* Application code doing something with signals goes here */</text:span></text:p>
      <text:p text:style-name="Preformatted_20_Text"><text:span text:style-name="Source_20_Text"><text:s text:c="2"/>/* ... */</text:span></text:p>
      <text:p text:style-name="P56"><text:span text:style-name="Source_20_Text">}</text:span></text:p>
      <text:p text:style-name="Text_20_body">Regardless of the signal type, a single macro is generated which will provide all the signal's data. Hence, the local data getting the signal's data shall be long enough to accomodate the full signal's data.</text:p>
      <text:p text:style-name="Text_20_body">Gcc compiler provides basic data up-to 64-bits (<text:span text:style-name="Source_20_Text">long long int</text:span>) so then any CAN signal (which can't never exceed 64-bits) can be accessed with a single macro statement.</text:p>
      <text:h text:style-name="Heading_20_4" text:outline-level="4"><text:bookmark-start text:name="__RefHeading___Toc1977_4061275778"/><text:bookmark text:name="andquotgetandquot-macros-for-array-signals-read-from-any-provided-array"/>"Get" macros for array-signals (read from any provided array)<text:bookmark-end text:name="__RefHeading___Toc1977_4061275778"/></text:h>
      <text:p text:style-name="Text_20_body">For array-signals extract "pointer" macros are generated. These macros have the following naming convention:</text:p>
      <text:p text:style-name="Text_20_body"><text:span text:style-name="Source_20_Text">#define CAN_NWID_get_ptr_SIGNALNAME(msg_buffer)</text:span></text:p>
      <text:p text:style-name="Text_20_body">The macro argument <text:span text:style-name="Source_20_Text">msg_buffer</text:span> is a pointer to the conveyor's message union <text:span text:style-name="Source_20_Text">S_MESSAGENAME</text:span>. These macros simply return the pointer to the corresponding starting byte of the signal in the <text:span text:style-name="Source_20_Text">all</text:span> array of the union (taking into consideration the signal's defined start byte).</text:p>
      <text:p text:style-name="Text_20_body">The user can then operate over the signal as if it was a normal byte-array.</text:p>
      <text:p text:style-name="Text_20_body">Example:</text:p>
      <text:list xml:id="list4204786249" text:style-name="L47">
        <text:list-item>
          <text:p text:style-name="P113">Message:</text:p>
          <text:list>
            <text:list-item>
              <text:p text:style-name="P113">Name: MESSAGE8</text:p>
            </text:list-item>
            <text:list-item>
              <text:p text:style-name="P113">Length: 5 bytes</text:p>
            </text:list-item>
          </text:list>
        </text:list-item>
        <text:list-item>
          <text:p text:style-name="P113">MESSAGE8 signals:</text:p>
          <text:list>
            <text:list-item>
              <text:p text:style-name="P113">Signal_81: (start bit = 0, start byte = 0, length = 16, type = scalar)</text:p>
            </text:list-item>
            <text:list-item>
              <text:p text:style-name="P113"><text:soft-page-break/>Signal_82: (start bit = 0, start byte = 2, length = 24, <text:span text:style-name="Strong_20_Emphasis">type = array</text:span>)</text:p>
            </text:list-item>
          </text:list>
        </text:list-item>
      </text:list>
      <text:p text:style-name="Text_20_body">Following get macro will be generated for the array-signal Signal_82:</text:p>
      <text:p text:style-name="Text_20_body"><text:span text:style-name="Source_20_Text">#define CAN_NWID_get_ptr_Signal_81(msg_buffer)</text:span></text:p>
      <text:p text:style-name="Text_20_body">A message's <text:span text:style-name="Source_20_Text">S_MESSAGENAME</text:span> <text:span text:style-name="Source_20_Text">union</text:span> is expected to be defined in this case. The raw received data needs to get updated into the <text:span text:style-name="Source_20_Text">union</text:span> and then the get pointer macro can be used over it.</text:p>
      <text:p text:style-name="Preformatted_20_Text"><text:span text:style-name="Source_20_Text">void some_app_function()</text:span></text:p>
      <text:p text:style-name="Preformatted_20_Text"><text:span text:style-name="Source_20_Text">{</text:span></text:p>
      <text:p text:style-name="Preformatted_20_Text"><text:span text:style-name="Source_20_Text"><text:s text:c="2"/>S_MESSAGE8 MESSAGE8_union; /* Local union for the data of MESSAGE8 */</text:span></text:p>
      <text:p text:style-name="Preformatted_20_Text"><text:span text:style-name="Source_20_Text"><text:s text:c="2"/>uint8_t my_Signal_81; /* Local variable for signal Signal_81 */</text:span></text:p>
      <text:p text:style-name="Preformatted_20_Text"><text:span text:style-name="Source_20_Text"><text:s text:c="2"/>uint8_t * my_Signal_82; /* Local pointer variable for signal Signal_82 */</text:span></text:p>
      <text:p text:style-name="Preformatted_20_Text"/>
      <text:p text:style-name="Preformatted_20_Text"><text:span text:style-name="Source_20_Text"><text:s text:c="2"/>/* Code for updating MESSAGE8_union with the received data from CAN. */</text:span></text:p>
      <text:p text:style-name="Preformatted_20_Text"><text:span text:style-name="Source_20_Text"><text:s text:c="2"/>/* Refer to further sections for information about this operation. */</text:span></text:p>
      <text:p text:style-name="Preformatted_20_Text"><text:span text:style-name="Source_20_Text"><text:s text:c="2"/>/* ... */</text:span></text:p>
      <text:p text:style-name="Preformatted_20_Text"/>
      <text:p text:style-name="Preformatted_20_Text"><text:span text:style-name="Source_20_Text"><text:s text:c="2"/>/* Getting signal pointer for Signal_82 from MESSAGE8_union */</text:span></text:p>
      <text:p text:style-name="Preformatted_20_Text"><text:span text:style-name="Source_20_Text"><text:s text:c="2"/>my_Signal_82 = CAN_NWID_get_Signal_82(MESSAGE8_union);</text:span></text:p>
      <text:p text:style-name="Preformatted_20_Text"/>
      <text:p text:style-name="Preformatted_20_Text"><text:span text:style-name="Source_20_Text"><text:s text:c="2"/>/* Application code doing something with signal goes here */</text:span></text:p>
      <text:p text:style-name="Preformatted_20_Text"><text:span text:style-name="Source_20_Text"><text:s text:c="2"/>if(my_Signal_82[1] == 0xFF)</text:span></text:p>
      <text:p text:style-name="Preformatted_20_Text"><text:span text:style-name="Source_20_Text"><text:s text:c="2"/>{</text:span></text:p>
      <text:p text:style-name="Preformatted_20_Text"><text:span text:style-name="Source_20_Text"><text:s text:c="6"/>/* Do something if the second byte of the array Signal_81 is 0xFF */</text:span></text:p>
      <text:p text:style-name="Preformatted_20_Text"><text:span text:style-name="Source_20_Text"><text:s text:c="4"/>/* ... */</text:span></text:p>
      <text:p text:style-name="Preformatted_20_Text"><text:span text:style-name="Source_20_Text"><text:s text:c="2"/>}</text:span></text:p>
      <text:p text:style-name="P56"><text:span text:style-name="Source_20_Text">}</text:span></text:p>
      <text:h text:style-name="Heading_20_4" text:outline-level="4"><text:bookmark-start text:name="__RefHeading___Toc1979_4061275778"/><text:bookmark text:name="andquotwriteandquot-signal-macros-write-to-any-provided-array"/><text:soft-page-break/>"Write" signal macros (write to any provided array)<text:bookmark-end text:name="__RefHeading___Toc1979_4061275778"/></text:h>
      <text:h text:style-name="Heading_20_4" text:outline-level="4"><text:bookmark-start text:name="__RefHeading___Toc1981_4061275778"/><text:bookmark text:name="andquotupdateandquot-signal-macros-write-to-a-messageand39s-union"/>"Update" signal macros (write to a message's <text:span text:style-name="Source_20_Text">union</text:span>)<text:bookmark-end text:name="__RefHeading___Toc1981_4061275778"/></text:h>
      <text:h text:style-name="Heading_20_2" text:outline-level="2"><text:bookmark-start text:name="__RefHeading___Toc1983_4061275778"/><text:bookmark text:name="accesing-signals-within-a-message"/>Accesing signals within a message<text:bookmark-end text:name="__RefHeading___Toc1983_4061275778"/></text:h>
      <text:h text:style-name="Heading_20_3" text:outline-level="3"><text:bookmark-start text:name="__RefHeading___Toc1985_4061275778"/><text:bookmark text:name="accesing-signals-as-local-data"/>Accesing signals as local data<text:bookmark-end text:name="__RefHeading___Toc1985_4061275778"/></text:h>
      <text:h text:style-name="Heading_20_3" text:outline-level="3"><text:bookmark-start text:name="__RefHeading___Toc1987_4061275778"/><text:bookmark text:name="acessing-signals-directly-from-buffers"/>Acessing signals directly from buffers<text:bookmark-end text:name="__RefHeading___Toc1987_4061275778"/></text:h>
      <text:h text:style-name="Heading_20_2" text:outline-level="2"><text:bookmark-start text:name="__RefHeading___Toc1989_4061275778"/><text:bookmark text:name="receiving-messages"/>Receiving Messages<text:bookmark-end text:name="__RefHeading___Toc1989_4061275778"/></text:h>
      <text:h text:style-name="Heading_20_3" text:outline-level="3"><text:bookmark-start text:name="__RefHeading___Toc1991_4061275778"/><text:bookmark text:name="using-the-reception-callbacks"/>Using the reception callbacks<text:bookmark-end text:name="__RefHeading___Toc1991_4061275778"/></text:h>
      <text:h text:style-name="Heading_20_3" text:outline-level="3"><text:bookmark-start text:name="__RefHeading___Toc1993_4061275778"/><text:bookmark text:name="using-the-available-flags-polling-for-received-messages"/>Using the available flags (polling for received messages)<text:bookmark-end text:name="__RefHeading___Toc1993_4061275778"/></text:h>
      <text:h text:style-name="Heading_20_3" text:outline-level="3"><text:bookmark-start text:name="__RefHeading___Toc1995_4061275778"/><text:bookmark text:name="using-the-received-data"/>Using the received data<text:bookmark-end text:name="__RefHeading___Toc1995_4061275778"/></text:h>
      <text:h text:style-name="Heading_20_2" text:outline-level="2"><text:bookmark-start text:name="__RefHeading___Toc1997_4061275778"/><text:bookmark text:name="transmitting-messages"/>Transmitting Messages<text:bookmark-end text:name="__RefHeading___Toc1997_4061275778"/></text:h>
      <text:h text:style-name="Heading_20_3" text:outline-level="3"><text:bookmark-start text:name="__RefHeading___Toc1999_4061275778"/><text:bookmark text:name="setting-data-to-be-transmitted"/>Setting data to be transmitted<text:bookmark-end text:name="__RefHeading___Toc1999_4061275778"/></text:h>
      <text:h text:style-name="Heading_20_3" text:outline-level="3"><text:bookmark-start text:name="__RefHeading___Toc2001_4061275778"/><text:bookmark text:name="transmission-of-periodic-messages"/>Transmission of periodic messages<text:bookmark-end text:name="__RefHeading___Toc2001_4061275778"/></text:h>
      <text:h text:style-name="Heading_20_3" text:outline-level="3"><text:bookmark-start text:name="__RefHeading___Toc2003_4061275778"/><text:bookmark text:name="transmission-of-spontaneous-messages"/>Transmission of spontaneous messages<text:bookmark-end text:name="__RefHeading___Toc2003_4061275778"/></text:h>
      <text:h text:style-name="Heading_20_1" text:outline-level="1"><text:bookmark-start text:name="__RefHeading___Toc2005_4061275778"/><text:bookmark text:name="functions-references"/>Functions References<text:bookmark-end text:name="__RefHeading___Toc2005_4061275778"/></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0cm" style:auto-text-indent="false"/>
      <style:text-properties style:font-name="Arial" fo:font-family="Arial" style:font-style-name="Regular" style:font-family-generic="swiss" style:font-pitch="variable" fo:font-size="11pt"/>
    </style:style>
    <style:style style:name="List" style:family="paragraph" style:parent-style-name="Text_20_body" style:class="list">
      <style:paragraph-properties fo:margin-left="0cm" fo:margin-right="0cm" fo:margin-top="0cm" fo:margin-bottom="0.254cm" style:contextual-spacing="false" fo:text-indent="0.102cm" style:auto-text-indent="false"/>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9.525cm" style:type="center"/>
          <style:tab-stop style:position="19.0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9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93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791cm" table:align="margins"/>
    </style:style>
    <style:style style:name="Table2.A" style:family="table-column">
      <style:table-column-properties style:column-width="3.443cm" style:rel-column-width="12683*"/>
    </style:style>
    <style:style style:name="Table2.B" style:family="table-column">
      <style:table-column-properties style:column-width="11.227cm" style:rel-column-width="41356*"/>
    </style:style>
    <style:style style:name="Table2.C" style:family="table-column">
      <style:table-column-properties style:column-width="3.12cm" style:rel-column-width="11496*"/>
    </style:style>
    <style:style style:name="Table2.1" style:family="table-row">
      <style:table-row-properties style:min-row-height="0.205cm"/>
    </style:style>
    <style:style style:name="Table2.A1" style:family="table-cell">
      <style:table-cell-properties style:vertical-align="middle" fo:padding="0.097cm" fo:border-left="none" fo:border-right="none" fo:border-top="none" fo:border-bottom="0.5pt solid #000000"/>
    </style:style>
    <style:style style:name="Table2.B1" style:family="table-cell">
      <style:table-cell-properties style:vertical-align="middle" fo:padding="0.097cm" fo:border="none"/>
    </style:style>
    <style:style style:name="Table2.B2" style:family="table-cell">
      <style:table-cell-properties fo:padding="0.097cm" fo:border-left="none" fo:border-right="none" fo:border-top="none" fo:border-bottom="0.5pt solid #000000"/>
    </style:style>
    <style:style style:name="Table1" style:family="table">
      <style:table-properties style:width="17.791cm" table:align="margins"/>
    </style:style>
    <style:style style:name="Table1.A" style:family="table-column">
      <style:table-column-properties style:column-width="6.918cm" style:rel-column-width="25485*"/>
    </style:style>
    <style:style style:name="Table1.B" style:family="table-column">
      <style:table-column-properties style:column-width="4.482cm" style:rel-column-width="16511*"/>
    </style:style>
    <style:style style:name="Table1.C" style:family="table-column">
      <style:table-column-properties style:column-width="6.391cm" style:rel-column-width="23539*"/>
    </style:style>
    <style:style style:name="Table1.A1" style:family="table-cell">
      <style:table-cell-properties fo:padding="0.097cm" fo:border-left="none" fo:border-right="none" fo:border-top="0.5pt solid #000000" fo:border-bottom="none"/>
    </style:style>
    <style:style style:name="Table4" style:family="table">
      <style:table-properties style:width="17.59cm" table:align="margins"/>
    </style:style>
    <style:style style:name="Table4.A" style:family="table-column">
      <style:table-column-properties style:column-width="3.403cm" style:rel-column-width="12677*"/>
    </style:style>
    <style:style style:name="Table4.B" style:family="table-column">
      <style:table-column-properties style:column-width="11.1cm" style:rel-column-width="41356*"/>
    </style:style>
    <style:style style:name="Table4.C" style:family="table-column">
      <style:table-column-properties style:column-width="3.087cm" style:rel-column-width="11502*"/>
    </style:style>
    <style:style style:name="Table4.1" style:family="table-row">
      <style:table-row-properties style:min-row-height="0.205cm"/>
    </style:style>
    <style:style style:name="Table4.A1" style:family="table-cell">
      <style:table-cell-properties style:vertical-align="middle" fo:padding="0.097cm" fo:border-left="none" fo:border-right="none" fo:border-top="none" fo:border-bottom="0.5pt solid #000000"/>
    </style:style>
    <style:style style:name="Table4.B1" style:family="table-cell">
      <style:table-cell-properties style:vertical-align="middle" fo:padding="0.097cm" fo:border="none"/>
    </style:style>
    <style:style style:name="Table4.B2" style:family="table-cell">
      <style:table-cell-properties fo:padding="0.097cm" fo:border-left="none" fo:border-right="none" fo:border-top="none" fo:border-bottom="0.5pt solid #000000"/>
    </style:style>
    <style:style style:name="Table3" style:family="table">
      <style:table-properties style:width="17.621cm" fo:margin-left="0cm" table:align="left"/>
    </style:style>
    <style:style style:name="Table3.A" style:family="table-column">
      <style:table-column-properties style:column-width="6.839cm"/>
    </style:style>
    <style:style style:name="Table3.B" style:family="table-column">
      <style:table-column-properties style:column-width="4.433cm"/>
    </style:style>
    <style:style style:name="Table3.C" style:family="table-column">
      <style:table-column-properties style:column-width="6.35cm"/>
    </style:style>
    <style:style style:name="Table3.A1" style:family="table-cell">
      <style:table-cell-properties fo:padding="0.097cm" fo:border-left="none" fo:border-right="none" fo:border-top="0.5pt solid #000000" fo:border-bottom="none"/>
    </style:style>
    <style:style style:name="MP1" style:family="paragraph" style:parent-style-name="Table_20_Contents">
      <style:paragraph-properties fo:line-height="90%"/>
      <style:text-properties style:font-name="Calibri1" fo:font-size="10pt"/>
    </style:style>
    <style:style style:name="MP2" style:family="paragraph" style:parent-style-name="Table_20_Contents">
      <style:paragraph-properties fo:line-height="90%" fo:text-align="center" style:justify-single-word="false"/>
      <style:text-properties style:font-name="Calibri1" fo:font-size="10pt" fo:font-weight="bold" officeooo:rsid="000af295" officeooo:paragraph-rsid="000ffe35" style:font-weight-asian="bold" style:font-weight-complex="bold"/>
    </style:style>
    <style:style style:name="MP3" style:family="paragraph" style:parent-style-name="Table_20_Contents">
      <style:paragraph-properties fo:line-height="90%" fo:text-align="end" style:justify-single-word="false"/>
      <style:text-properties style:font-name="Calibri1" fo:font-size="10pt" officeooo:rsid="000af295" officeooo:paragraph-rsid="00164b83"/>
    </style:style>
    <style:style style:name="MP4" style:family="paragraph" style:parent-style-name="Table_20_Contents">
      <style:paragraph-properties fo:line-height="90%" fo:text-align="center" style:justify-single-word="false"/>
      <style:text-properties style:font-name="Calibri1" fo:font-size="10pt" officeooo:paragraph-rsid="0012d413"/>
    </style:style>
    <style:style style:name="MP5" style:family="paragraph" style:parent-style-name="Header">
      <style:text-properties fo:font-size="2pt" style:font-size-asian="1.75pt" style:font-size-complex="2pt"/>
    </style:style>
    <style:style style:name="MP6" style:family="paragraph" style:parent-style-name="Table_20_Contents">
      <style:text-properties style:font-name="Calibri1" fo:font-size="10pt" officeooo:rsid="000af295" officeooo:paragraph-rsid="0012d413" style:font-size-asian="10pt" style:font-size-complex="10pt"/>
    </style:style>
    <style:style style:name="MP7" style:family="paragraph" style:parent-style-name="Table_20_Contents">
      <style:paragraph-properties fo:text-align="center" style:justify-single-word="false"/>
      <style:text-properties style:font-name="Calibri1" fo:font-size="10pt" style:font-size-asian="10pt" style:font-size-complex="10pt"/>
    </style:style>
    <style:style style:name="MP8" style:family="paragraph" style:parent-style-name="Table_20_Contents">
      <style:paragraph-properties fo:text-align="end" style:justify-single-word="false"/>
      <style:text-properties style:font-name="Calibri1" fo:font-size="10pt" officeooo:rsid="000af295" officeooo:paragraph-rsid="0012d413" style:font-size-asian="10pt" style:font-size-complex="10pt"/>
    </style:style>
    <style:style style:name="MP9" style:family="paragraph" style:parent-style-name="Footer">
      <style:text-properties fo:font-size="2pt" style:font-size-asian="1.75pt" style:font-size-complex="2pt"/>
    </style:style>
    <style:style style:name="MP10" style:family="paragraph" style:parent-style-name="Table_20_Contents">
      <style:paragraph-properties fo:line-height="90%"/>
      <style:text-properties style:font-name="Calibri1" fo:font-size="10pt" officeooo:paragraph-rsid="000ffe35"/>
    </style:style>
    <style:style style:name="MP11" style:family="paragraph" style:parent-style-name="Table_20_Contents">
      <style:paragraph-properties fo:line-height="90%" fo:text-align="end" style:justify-single-word="false"/>
      <style:text-properties style:font-name="Calibri1" fo:font-size="10pt" officeooo:rsid="000af295" officeooo:paragraph-rsid="00160fc4"/>
    </style:style>
    <style:style style:name="MP12" style:family="paragraph" style:parent-style-name="Standard">
      <style:text-properties fo:font-size="2pt" officeooo:paragraph-rsid="000ffe35" style:font-size-asian="1.75pt" style:font-size-complex="2pt"/>
    </style:style>
    <style:style style:name="MP13" style:family="paragraph" style:parent-style-name="Table_20_Contents">
      <style:paragraph-properties fo:text-align="center" style:justify-single-word="false"/>
      <style:text-properties style:font-name="Calibri1" fo:font-size="10pt" officeooo:paragraph-rsid="0017e09f" style:font-size-asian="10pt" style:font-size-complex="10pt"/>
    </style:style>
    <style:style style:name="MT1" style:family="text">
      <style:text-properties fo:font-weight="bold" officeooo:rsid="000af295" style:font-weight-asian="bold" style:font-weight-complex="bold"/>
    </style:style>
    <style:style style:name="MT2" style:family="text">
      <style:text-properties officeooo:rsid="000ca158"/>
    </style:style>
    <style:style style:name="MT3" style:family="text">
      <style:text-properties officeooo:rsid="0012d413"/>
    </style:style>
    <style:style style:name="MT4" style:family="text">
      <style:text-properties style:font-name="Calibri" officeooo:rsid="00117bd6"/>
    </style:style>
    <style:style style:name="MT5" style:family="text">
      <style:text-properties style:font-name="Calibri" officeooo:rsid="0012d41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59cm" fo:page-height="27.94cm" style:num-format="1" style:print-orientation="portrait" fo:margin-top="1.499cm" fo:margin-bottom="1.499cm" fo:margin-left="2.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s>
        <table:table table:name="Table2" table:style-name="Table2">
          <table:table-column table:style-name="Table2.A"/>
          <table:table-column table:style-name="Table2.B"/>
          <table:table-column table:style-name="Table2.C"/>
          <table:table-row table:style-name="Table2.1">
            <table:table-cell table:style-name="Table2.A1" table:number-rows-spanned="2" office:value-type="string">
              <text:p text:style-name="MP1"><draw:frame draw:style-name="Mfr1" draw:name="Image2" text:anchor-type="char" svg:x="0.101cm" svg:y="0.141cm" svg:width="2.861cm" svg:height="0.757cm" draw:z-index="23"><draw:image xlink:href="Pictures/10000201000000EB0000003E12DC92DCBBA3B3BF.png" xlink:type="simple" xlink:show="embed" xlink:actuate="onLoad" draw:mime-type="image/png"/></draw:frame></text:p>
            </table:table-cell>
            <table:table-cell table:style-name="Table2.B1" office:value-type="string">
              <text:p text:style-name="MP2"><text:user-field-get text:name="DocTitle">ComGen.CAN</text:user-field-get></text:p>
            </table:table-cell>
            <table:table-cell table:style-name="Table2.A1" table:number-rows-spanned="2" office:value-type="string">
              <text:p text:style-name="MP3"><text:user-field-get text:name="DocProject">Project Name</text:user-field-get></text:p>
              <text:p text:style-name="MP3"><text:user-field-get text:name="DocID">#00000000</text:user-field-get></text:p>
            </table:table-cell>
          </table:table-row>
          <table:table-row>
            <table:covered-table-cell/>
            <table:table-cell table:style-name="Table2.B2" office:value-type="string">
              <text:p text:style-name="MP4">- <text:span text:style-name="MT1"><text:user-field-get text:name="DocSubtitle">Integration Manual</text:user-field-get></text:span><text:span text:style-name="MT1"><text:s/>-</text:span></text:p>
            </table:table-cell>
            <table:covered-table-cell/>
          </table:table-row>
        </table:table>
        <text:p text:style-name="MP5"/>
      </style:header>
      <style:footer>
        <text:user-field-decls>
          <text:user-field-decl office:value-type="string" office:string-value="Carlos Calvillo" text:name="DocAuthor"/>
          <text:user-field-decl office:value-type="string" office:string-value="0.1.0" text:name="DocVersion"/>
        </text:user-field-decls>
        <table:table table:name="Table1" table:style-name="Table1">
          <table:table-column table:style-name="Table1.A"/>
          <table:table-column table:style-name="Table1.B"/>
          <table:table-column table:style-name="Table1.C"/>
          <table:table-row>
            <table:table-cell table:style-name="Table1.A1" office:value-type="string">
              <text:p text:style-name="MP6">Author: <text:user-field-get text:name="DocAuthor">Carlos Calvillo</text:user-field-get></text:p>
            </table:table-cell>
            <table:table-cell table:style-name="Table1.A1" office:value-type="string">
              <text:p text:style-name="MP7"><text:span text:style-name="MT2">Pag. </text:span><text:page-number text:select-page="current">2</text:page-number><text:s/><text:span text:style-name="MT2">of </text:span><text:page-count>25</text:page-count></text:p>
            </table:table-cell>
            <table:table-cell table:style-name="Table1.A1" office:value-type="string">
              <text:p text:style-name="MP8">Version: <text:user-field-get text:name="DocVersion">0.1.0</text:user-field-get><text:s/><text:span text:style-name="MT3">(</text:span><text:span text:style-name="MT4"><text:drop-down text:name="Doc Maturity"><text:label text:current-selected="true" text:value="draft"/><text:label text:value="released"/>draft</text:drop-down></text:span><text:span text:style-name="MT5">)</text:span></text:p>
            </table:table-cell>
          </table:table-row>
        </table:table>
        <text:p text:style-name="MP9"/>
      </style:footer>
    </style:master-page>
    <style:master-page style:name="First_20_Page" style:display-name="First Page" style:page-layout-name="Mpm2" style:next-style-name="Standard">
      <style:header>
        <text:user-field-decls>
          <text:user-field-decl office:value-type="string" office:string-value="#00000000" text:name="DocID"/>
          <text:user-field-decl office:value-type="string" office:string-value="Project Name" text:name="DocProject"/>
          <text:user-field-decl office:value-type="string" office:string-value="Integration Manual" text:name="DocSubtitle"/>
          <text:user-field-decl office:value-type="string" office:string-value="ComGen.CAN" text:name="DocTitle"/>
        </text:user-field-decls>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10"><draw:frame draw:style-name="Mfr1" draw:name="Image3" text:anchor-type="char" svg:x="0.101cm" svg:y="0.141cm" svg:width="2.861cm" svg:height="0.757cm" draw:z-index="24"><draw:image xlink:href="Pictures/10000201000000EB0000003E12DC92DCBBA3B3BF.png" xlink:type="simple" xlink:show="embed" xlink:actuate="onLoad" draw:mime-type="image/png"/></draw:frame></text:p>
            </table:table-cell>
            <table:table-cell table:style-name="Table4.B1" office:value-type="string">
              <text:p text:style-name="MP2"><text:user-field-get text:name="DocTitle">ComGen.CAN</text:user-field-get></text:p>
            </table:table-cell>
            <table:table-cell table:style-name="Table4.A1" table:number-rows-spanned="2" office:value-type="string">
              <text:p text:style-name="MP11"><text:user-field-get text:name="DocProject">Project Name</text:user-field-get></text:p>
              <text:p text:style-name="MP11"><text:user-field-get text:name="DocID">#00000000</text:user-field-get></text:p>
            </table:table-cell>
          </table:table-row>
          <table:table-row>
            <table:covered-table-cell/>
            <table:table-cell table:style-name="Table4.B2" office:value-type="string">
              <text:p text:style-name="MP4">- <text:span text:style-name="MT1"><text:user-field-get text:name="DocSubtitle">Integration Manual</text:user-field-get></text:span><text:span text:style-name="MT1"><text:s/>-</text:span></text:p>
            </table:table-cell>
            <table:covered-table-cell/>
          </table:table-row>
        </table:table>
        <text:p text:style-name="MP12"/>
      </style:header>
      <style:footer>
        <text:user-field-decls>
          <text:user-field-decl office:value-type="string" office:string-value="Carlos Calvillo" text:name="DocAuthor"/>
          <text:user-field-decl office:value-type="string" office:string-value="0.1.0" text:name="DocVersion"/>
        </text:user-field-decls>
        <table:table table:name="Table3" table:style-name="Table3">
          <table:table-column table:style-name="Table3.A"/>
          <table:table-column table:style-name="Table3.B"/>
          <table:table-column table:style-name="Table3.C"/>
          <table:table-row>
            <table:table-cell table:style-name="Table3.A1" office:value-type="string">
              <text:p text:style-name="MP6">Author: <text:user-field-get text:name="DocAuthor">Carlos Calvillo</text:user-field-get></text:p>
            </table:table-cell>
            <table:table-cell table:style-name="Table3.A1" office:value-type="string">
              <text:p text:style-name="MP13"><text:span text:style-name="MT2">Pag. </text:span><text:page-number text:select-page="current">1</text:page-number><text:s/><text:span text:style-name="MT2">of </text:span><text:page-count>25</text:page-count></text:p>
            </table:table-cell>
            <table:table-cell table:style-name="Table3.A1" office:value-type="string">
              <text:p text:style-name="MP8">Version: <text:user-field-get text:name="DocVersion">0.1.0</text:user-field-get><text:s/><text:span text:style-name="MT3">(</text:span><text:span text:style-name="MT4"><text:drop-down text:name="Doc Maturity"><text:label text:current-selected="true" text:value="draft"/><text:label text:value="released"/>draft</text:drop-down></text:span><text:span text:style-name="MT3">)</text:span></text:p>
            </table:table-cell>
          </table:table-row>
        </table:table>
        <text:p text:style-name="MP12"/>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1T20:24:10.498000000</meta:creation-date>
    <dc:date>2021-02-09T02:26:37.036000000</dc:date>
    <meta:editing-duration>PT10H11M36S</meta:editing-duration>
    <meta:editing-cycles>41</meta:editing-cycles>
    <meta:generator>LibreOffice/7.0.0.3$Windows_X86_64 LibreOffice_project/8061b3e9204bef6b321a21033174034a5e2ea88e</meta:generator>
    <dc:subject>- Document Subtitle -</dc:subject>
    <dc:title>General calvOS Document Template</dc:title>
    <meta:document-statistic meta:table-count="11" meta:image-count="2" meta:object-count="0" meta:page-count="25" meta:paragraph-count="615" meta:word-count="6689" meta:character-count="42782" meta:non-whitespace-character-count="36198"/>
  </office:meta>
</office:document-meta>
</file>